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923cm"/>
    </style:style>
    <style:style style:name="co3" style:family="table-column">
      <style:table-column-properties fo:break-before="auto" style:column-width="27.698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678-6416</text:p>
          </table:table-cell>
          <table:table-cell office:value-type="string">
            <text:p>GEOGRAFIA <text:s text:c="40"/></text:p>
          </table:table-cell>
          <table:table-cell office:value-type="string">
            <text:p>7 Faces (Itabi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090</text:p>
          </table:table-cell>
          <table:table-cell office:value-type="string">
            <text:p>GEOGRAFIA <text:s text:c="40"/></text:p>
          </table:table-cell>
          <table:table-cell office:value-type="string">
            <text:p>A Economia em Rev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52</text:p>
          </table:table-cell>
          <table:table-cell office:value-type="string">
            <text:p>GEOGRAFIA <text:s text:c="40"/></text:p>
          </table:table-cell>
          <table:table-cell office:value-type="string">
            <text:p>Ação Ambiental (UFV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GEOGRAFIA <text:s text:c="40"/></text:p>
          </table:table-cell>
          <table:table-cell office:value-type="string">
            <text:p>Acta Amazon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GEOGRAFIA <text:s text:c="40"/></text:p>
          </table:table-cell>
          <table:table-cell office:value-type="string">
            <text:p>Acta Botanica Brasíl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3-6050</text:p>
          </table:table-cell>
          <table:table-cell office:value-type="string">
            <text:p>GEOGRAFIA <text:s text:c="40"/></text:p>
          </table:table-cell>
          <table:table-cell office:value-type="string">
            <text:p>Acta Cars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72</text:p>
          </table:table-cell>
          <table:table-cell office:value-type="string">
            <text:p>GEOGRAFIA <text:s text:c="40"/></text:p>
          </table:table-cell>
          <table:table-cell office:value-type="string">
            <text:p>Acta Geográfica (UFR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GEOGRAFIA <text:s text:c="40"/></text:p>
          </table:table-cell>
          <table:table-cell office:value-type="string">
            <text:p>Acta Horticultur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GEOGRAFIA <text:s text:c="40"/></text:p>
          </table:table-cell>
          <table:table-cell office:value-type="string">
            <text:p>Acta Limnológica Brasilien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GEOGRAFIA <text:s text:c="40"/></text:p>
          </table:table-cell>
          <table:table-cell office:value-type="string">
            <text:p>Acta Scientiarum (UEM) (Cessou em 200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GEOGRAFIA <text:s text:c="40"/></text:p>
          </table:table-cell>
          <table:table-cell office:value-type="string">
            <text:p>Acta Scientiarum. Agronom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GEOGRAFIA <text:s text:c="40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GEOGRAFIA <text:s text:c="40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GEOGRAFIA <text:s text:c="40"/></text:p>
          </table:table-cell>
          <table:table-cell office:value-type="string">
            <text:p>Acta Scientiarum. 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64</text:p>
          </table:table-cell>
          <table:table-cell office:value-type="string">
            <text:p>GEOGRAFIA <text:s text:c="40"/></text:p>
          </table:table-cell>
          <table:table-cell office:value-type="string">
            <text:p>Acta Scientiarum. 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GEOGRAFIA <text:s text:c="40"/></text:p>
          </table:table-cell>
          <table:table-cell office:value-type="string">
            <text:p>Acta Trop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233</text:p>
          </table:table-cell>
          <table:table-cell office:value-type="string">
            <text:p>GEOGRAFIA <text:s text:c="40"/></text:p>
          </table:table-cell>
          <table:table-cell office:value-type="string">
            <text:p>Aero Magazine (Sa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54</text:p>
          </table:table-cell>
          <table:table-cell office:value-type="string">
            <text:p>GEOGRAFIA <text:s text:c="40"/></text:p>
          </table:table-cell>
          <table:table-cell office:value-type="string">
            <text:p>Ágor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37</text:p>
          </table:table-cell>
          <table:table-cell office:value-type="string">
            <text:p>GEOGRAFIA <text:s text:c="40"/></text:p>
          </table:table-cell>
          <table:table-cell office:value-type="string">
            <text:p>Ágora (UNISC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150</text:p>
          </table:table-cell>
          <table:table-cell office:value-type="string">
            <text:p>GEOGRAFIA <text:s text:c="40"/></text:p>
          </table:table-cell>
          <table:table-cell office:value-type="string">
            <text:p>Agrária (São Paulo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34X</text:p>
          </table:table-cell>
          <table:table-cell office:value-type="string">
            <text:p>GEOGRAFIA <text:s text:c="40"/></text:p>
          </table:table-cell>
          <table:table-cell office:value-type="string">
            <text:p>Agricultura Biodinâ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150</text:p>
          </table:table-cell>
          <table:table-cell office:value-type="string">
            <text:p>GEOGRAFIA <text:s text:c="40"/></text:p>
          </table:table-cell>
          <table:table-cell office:value-type="string">
            <text:p>Agricultural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809</text:p>
          </table:table-cell>
          <table:table-cell office:value-type="string">
            <text:p>GEOGRAFIA <text:s text:c="40"/></text:p>
          </table:table-cell>
          <table:table-cell office:value-type="string">
            <text:p>Agriculture, Ecosystems &amp; Environ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470</text:p>
          </table:table-cell>
          <table:table-cell office:value-type="string">
            <text:p>GEOGRAFIA <text:s text:c="40"/></text:p>
          </table:table-cell>
          <table:table-cell office:value-type="string">
            <text:p>Agro@mbiente On-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816</text:p>
          </table:table-cell>
          <table:table-cell office:value-type="string">
            <text:p>GEOGRAFIA <text:s text:c="40"/></text:p>
          </table:table-cell>
          <table:table-cell office:value-type="string">
            <text:p>Agrotrópica (Itabu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749</text:p>
          </table:table-cell>
          <table:table-cell office:value-type="string">
            <text:p>GEOGRAFIA <text:s text:c="40"/></text:p>
          </table:table-cell>
          <table:table-cell office:value-type="string">
            <text:p>Aletria (UF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GEOGRAFIA <text:s text:c="40"/></text:p>
          </table:table-cell>
          <table:table-cell office:value-type="string">
            <text:p>Ambiência (UNICENT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GEOGRAFIA <text:s text:c="40"/></text:p>
          </table:table-cell>
          <table:table-cell office:value-type="string">
            <text:p>Ambiente e Sociedade (Campin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563</text:p>
          </table:table-cell>
          <table:table-cell office:value-type="string">
            <text:p>GEOGRAFIA <text:s text:c="40"/></text:p>
          </table:table-cell>
          <table:table-cell office:value-type="string">
            <text:p>Anais (Simpósio Nacional de Geografia Agrária ... Simpósio Internacional de Geografia Agrária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55</text:p>
          </table:table-cell>
          <table:table-cell office:value-type="string">
            <text:p>GEOGRAFIA <text:s text:c="40"/></text:p>
          </table:table-cell>
          <table:table-cell office:value-type="string">
            <text:p>Anais - Encontro Nacional de Turismo com Base Lo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GEOGRAFIA <text:s text:c="40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84</text:p>
          </table:table-cell>
          <table:table-cell office:value-type="string">
            <text:p>GEOGRAFIA <text:s text:c="40"/></text:p>
          </table:table-cell>
          <table:table-cell office:value-type="string">
            <text:p>Anais da Associação dos Geógrafos Brasileir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9803</text:p>
          </table:table-cell>
          <table:table-cell office:value-type="string">
            <text:p>GEOGRAFIA <text:s text:c="40"/></text:p>
          </table:table-cell>
          <table:table-cell office:value-type="string">
            <text:p>Anales de Geografía de la Universidad Compluten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74</text:p>
          </table:table-cell>
          <table:table-cell office:value-type="string">
            <text:p>GEOGRAFIA <text:s text:c="40"/></text:p>
          </table:table-cell>
          <table:table-cell office:value-type="string">
            <text:p>Análise Conjuntural - IPARD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573</text:p>
          </table:table-cell>
          <table:table-cell office:value-type="string">
            <text:p>GEOGRAFIA <text:s text:c="40"/></text:p>
          </table:table-cell>
          <table:table-cell office:value-type="string">
            <text:p>Análise So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3055</text:p>
          </table:table-cell>
          <table:table-cell office:value-type="string">
            <text:p>GEOGRAFIA <text:s text:c="40"/></text:p>
          </table:table-cell>
          <table:table-cell office:value-type="string">
            <text:p>Annals of Glac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59</text:p>
          </table:table-cell>
          <table:table-cell office:value-type="string">
            <text:p>GEOGRAFIA <text:s text:c="40"/></text:p>
          </table:table-cell>
          <table:table-cell office:value-type="string">
            <text:p>Anuário do Instituto de Geociências (UF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GRAFIA <text:s text:c="40"/></text:p>
          </table:table-cell>
          <table:table-cell office:value-type="string">
            <text:p>APOGEO-Revista da Associação de Professores de Geograf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2045</text:p>
          </table:table-cell>
          <table:table-cell office:value-type="string">
            <text:p>GEOGRAFIA <text:s text:c="40"/></text:p>
          </table:table-cell>
          <table:table-cell office:value-type="string">
            <text:p>Aportes y Transferencias / Tiempo Libre: Turismo y Recrea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2927</text:p>
          </table:table-cell>
          <table:table-cell office:value-type="string">
            <text:p>GEOGRAFIA <text:s text:c="40"/></text:p>
          </table:table-cell>
          <table:table-cell office:value-type="string">
            <text:p>Applied Ge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228</text:p>
          </table:table-cell>
          <table:table-cell office:value-type="string">
            <text:p>GEOGRAFIA <text:s text:c="40"/></text:p>
          </table:table-cell>
          <table:table-cell office:value-type="string">
            <text:p>Applied Geography (Sevenoak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700</text:p>
          </table:table-cell>
          <table:table-cell office:value-type="string">
            <text:p>GEOGRAFIA <text:s text:c="40"/></text:p>
          </table:table-cell>
          <table:table-cell office:value-type="string">
            <text:p>Ar (Unil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0007</text:p>
          </table:table-cell>
          <table:table-cell office:value-type="string">
            <text:p>GEOGRAFIA <text:s text:c="40"/></text:p>
          </table:table-cell>
          <table:table-cell office:value-type="string">
            <text:p>Ar@cne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GEOGRAFIA <text:s text:c="40"/></text:p>
          </table:table-cell>
          <table:table-cell office:value-type="string">
            <text:p>Archivos de Zootecn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497</text:p>
          </table:table-cell>
          <table:table-cell office:value-type="string">
            <text:p>GEOGRAFIA <text:s text:c="40"/></text:p>
          </table:table-cell>
          <table:table-cell office:value-type="string">
            <text:p>Argumentos (Chapecó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0X</text:p>
          </table:table-cell>
          <table:table-cell office:value-type="string">
            <text:p>GEOGRAFIA <text:s text:c="40"/></text:p>
          </table:table-cell>
          <table:table-cell office:value-type="string">
            <text:p>Arigó (Rio Branc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GEOGRAFIA <text:s text:c="40"/></text:p>
          </table:table-cell>
          <table:table-cell office:value-type="string">
            <text:p>Arquitexto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432</text:p>
          </table:table-cell>
          <table:table-cell office:value-type="string">
            <text:p>GEOGRAFIA <text:s text:c="40"/></text:p>
          </table:table-cell>
          <table:table-cell office:value-type="string">
            <text:p>Assentamentos Humanos (Mar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56</text:p>
          </table:table-cell>
          <table:table-cell office:value-type="string">
            <text:p>GEOGRAFIA <text:s text:c="40"/></text:p>
          </table:table-cell>
          <table:table-cell office:value-type="string">
            <text:p>Ateliê Geográfico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709</text:p>
          </table:table-cell>
          <table:table-cell office:value-type="string">
            <text:p>GEOGRAFIA <text:s text:c="40"/></text:p>
          </table:table-cell>
          <table:table-cell office:value-type="string">
            <text:p>Aurora (Guimarã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9369</text:p>
          </table:table-cell>
          <table:table-cell office:value-type="string">
            <text:p>GEOGRAFIA <text:s text:c="40"/></text:p>
          </table:table-cell>
          <table:table-cell office:value-type="string">
            <text:p>Aurora Geography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GEOGRAFIA <text:s text:c="40"/></text:p>
          </table:table-cell>
          <table:table-cell office:value-type="string">
            <text:p>Avaliação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GEOGRAFIA <text:s text:c="40"/></text:p>
          </table:table-cell>
          <table:table-cell office:value-type="string">
            <text:p>Bahia Analise &amp; D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688</text:p>
          </table:table-cell>
          <table:table-cell office:value-type="string">
            <text:p>GEOGRAFIA <text:s text:c="40"/></text:p>
          </table:table-cell>
          <table:table-cell office:value-type="string">
            <text:p>Balduinia (UFS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7-2368</text:p>
          </table:table-cell>
          <table:table-cell office:value-type="string">
            <text:p>GEOGRAFIA <text:s text:c="40"/></text:p>
          </table:table-cell>
          <table:table-cell office:value-type="string">
            <text:p>BELGEO (Leuv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9099</text:p>
          </table:table-cell>
          <table:table-cell office:value-type="string">
            <text:p>GEOGRAFIA <text:s text:c="40"/></text:p>
          </table:table-cell>
          <table:table-cell office:value-type="string">
            <text:p>Berichte zur Deutschen Landeskun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85</text:p>
          </table:table-cell>
          <table:table-cell office:value-type="string">
            <text:p>GEOGRAFIA <text:s text:c="40"/></text:p>
          </table:table-cell>
          <table:table-cell office:value-type="string">
            <text:p>BIB. Revista Brasileira de Informação Bibliográfica em Ciências Soci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96</text:p>
          </table:table-cell>
          <table:table-cell office:value-type="string">
            <text:p>GEOGRAFIA <text:s text:c="40"/></text:p>
          </table:table-cell>
          <table:table-cell office:value-type="string">
            <text:p>Biblio 3w (Barcelo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88</text:p>
          </table:table-cell>
          <table:table-cell office:value-type="string">
            <text:p>GEOGRAFIA <text:s text:c="40"/></text:p>
          </table:table-cell>
          <table:table-cell office:value-type="string">
            <text:p>Biblos (Rio Gra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GEOGRAFIA <text:s text:c="40"/></text:p>
          </table:table-cell>
          <table:table-cell office:value-type="string">
            <text:p>Bioscience Journal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GEOGRAFIA <text:s text:c="40"/></text:p>
          </table:table-cell>
          <table:table-cell office:value-type="string">
            <text:p>Biotem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35</text:p>
          </table:table-cell>
          <table:table-cell office:value-type="string">
            <text:p>GEOGRAFIA <text:s text:c="40"/></text:p>
          </table:table-cell>
          <table:table-cell office:value-type="string">
            <text:p>Blood Coagulation &amp; Fibrinoly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218</text:p>
          </table:table-cell>
          <table:table-cell office:value-type="string">
            <text:p>GEOGRAFIA <text:s text:c="40"/></text:p>
          </table:table-cell>
          <table:table-cell office:value-type="string">
            <text:p>Blumenau em Cader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37</text:p>
          </table:table-cell>
          <table:table-cell office:value-type="string">
            <text:p>GEOGRAFIA <text:s text:c="40"/></text:p>
          </table:table-cell>
          <table:table-cell office:value-type="string">
            <text:p>BOCC. Biblioteca On-line de Ciências da Comuni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243</text:p>
          </table:table-cell>
          <table:table-cell office:value-type="string">
            <text:p>GEOGRAFIA <text:s text:c="40"/></text:p>
          </table:table-cell>
          <table:table-cell office:value-type="string">
            <text:p>Boletim ABRAS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53</text:p>
          </table:table-cell>
          <table:table-cell office:value-type="string">
            <text:p>GEOGRAFIA <text:s text:c="40"/></text:p>
          </table:table-cell>
          <table:table-cell office:value-type="string">
            <text:p>Boletim de Ciências Geodésic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198</text:p>
          </table:table-cell>
          <table:table-cell office:value-type="string">
            <text:p>GEOGRAFIA <text:s text:c="40"/></text:p>
          </table:table-cell>
          <table:table-cell office:value-type="string">
            <text:p>Boletim de Geografia (UE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013</text:p>
          </table:table-cell>
          <table:table-cell office:value-type="string">
            <text:p>GEOGRAFIA <text:s text:c="40"/></text:p>
          </table:table-cell>
          <table:table-cell office:value-type="string">
            <text:p>Boletim de Pesquisa (Centro de Pesquisa Agropecuária dos Cerrados) (Cessou em 1985. Cont. ISSN 1518-0417 Boletim de Pesquisa (Embrapa Cerrad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892</text:p>
          </table:table-cell>
          <table:table-cell office:value-type="string">
            <text:p>GEOGRAFIA <text:s text:c="40"/></text:p>
          </table:table-cell>
          <table:table-cell office:value-type="string">
            <text:p>Boletim de Pesquisa e Desenvolvimento (Embrapa Solos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GEOGRAFIA <text:s text:c="40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37X</text:p>
          </table:table-cell>
          <table:table-cell office:value-type="string">
            <text:p>GEOGRAFIA <text:s text:c="40"/></text:p>
          </table:table-cell>
          <table:table-cell office:value-type="string">
            <text:p>Boletim do IRIB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122</text:p>
          </table:table-cell>
          <table:table-cell office:value-type="string">
            <text:p>GEOGRAFIA <text:s text:c="40"/></text:p>
          </table:table-cell>
          <table:table-cell office:value-type="string">
            <text:p>Boletim do Museu Paraense Emílio Goeldi.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888</text:p>
          </table:table-cell>
          <table:table-cell office:value-type="string">
            <text:p>GEOGRAFIA <text:s text:c="40"/></text:p>
          </table:table-cell>
          <table:table-cell office:value-type="string">
            <text:p>Boletim Gaúcho de Geograf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8X</text:p>
          </table:table-cell>
          <table:table-cell office:value-type="string">
            <text:p>GEOGRAFIA <text:s text:c="40"/></text:p>
          </table:table-cell>
          <table:table-cell office:value-type="string">
            <text:p>Boletim Goiano de Geograf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12</text:p>
          </table:table-cell>
          <table:table-cell office:value-type="string">
            <text:p>GEOGRAFIA <text:s text:c="40"/></text:p>
          </table:table-cell>
          <table:table-cell office:value-type="string">
            <text:p>Boletim Informativo (Sociedade Brasileira de Zoolog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4X</text:p>
          </table:table-cell>
          <table:table-cell office:value-type="string">
            <text:p>GEOGRAFIA <text:s text:c="40"/></text:p>
          </table:table-cell>
          <table:table-cell office:value-type="string">
            <text:p>Boletim Paranaense de Geociênci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6079</text:p>
          </table:table-cell>
          <table:table-cell office:value-type="string">
            <text:p>GEOGRAFIA <text:s text:c="40"/></text:p>
          </table:table-cell>
          <table:table-cell office:value-type="string">
            <text:p>Boletim Paulista de Geograf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49</text:p>
          </table:table-cell>
          <table:table-cell office:value-type="string">
            <text:p>GEOGRAFIA <text:s text:c="40"/></text:p>
          </table:table-cell>
          <table:table-cell office:value-type="string">
            <text:p>Boletim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11</text:p>
          </table:table-cell>
          <table:table-cell office:value-type="string">
            <text:p>GEOGRAFIA <text:s text:c="40"/></text:p>
          </table:table-cell>
          <table:table-cell office:value-type="string">
            <text:p>Boletim Técnico Científico do CEPE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92</text:p>
          </table:table-cell>
          <table:table-cell office:value-type="string">
            <text:p>GEOGRAFIA <text:s text:c="40"/></text:p>
          </table:table-cell>
          <table:table-cell office:value-type="string">
            <text:p>Boletim Técnico da Escola Politécnica da USP. BT/PH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84</text:p>
          </table:table-cell>
          <table:table-cell office:value-type="string">
            <text:p>GEOGRAFIA <text:s text:c="40"/></text:p>
          </table:table-cell>
          <table:table-cell office:value-type="string">
            <text:p>Boletim Tempo Presente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763</text:p>
          </table:table-cell>
          <table:table-cell office:value-type="string">
            <text:p>GEOGRAFIA <text:s text:c="40"/></text:p>
          </table:table-cell>
          <table:table-cell office:value-type="string">
            <text:p>Boletín Antártico Chilen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152</text:p>
          </table:table-cell>
          <table:table-cell office:value-type="string">
            <text:p>GEOGRAFIA <text:s text:c="40"/></text:p>
          </table:table-cell>
          <table:table-cell office:value-type="string">
            <text:p>Botanische Jahrbücher für Systematik, Pflanzengeschichte und Pflanzengeograph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88</text:p>
          </table:table-cell>
          <table:table-cell office:value-type="string">
            <text:p>GEOGRAFIA <text:s text:c="40"/></text:p>
          </table:table-cell>
          <table:table-cell office:value-type="string">
            <text:p>Brasil em Números (1992. Impresso) (Cessou em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983</text:p>
          </table:table-cell>
          <table:table-cell office:value-type="string">
            <text:p>GEOGRAFIA <text:s text:c="40"/></text:p>
          </table:table-cell>
          <table:table-cell office:value-type="string">
            <text:p>Brasil em Números (Edição em Inglê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1859</text:p>
          </table:table-cell>
          <table:table-cell office:value-type="string">
            <text:p>GEOGRAFIA <text:s text:c="40"/></text:p>
          </table:table-cell>
          <table:table-cell office:value-type="string">
            <text:p>Brasilien-Dialo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35</text:p>
          </table:table-cell>
          <table:table-cell office:value-type="string">
            <text:p>GEOGRAFIA <text:s text:c="40"/></text:p>
          </table:table-cell>
          <table:table-cell office:value-type="string">
            <text:p>Brazilian Journal of Aquatic Science and Techn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GEOGRAFIA <text:s text:c="40"/></text:p>
          </table:table-cell>
          <table:table-cell office:value-type="string">
            <text:p>Brazilian Journal of Oceanography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GEOGRAFIA <text:s text:c="40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7576</text:p>
          </table:table-cell>
          <table:table-cell office:value-type="string">
            <text:p>GEOGRAFIA <text:s text:c="40"/></text:p>
          </table:table-cell>
          <table:table-cell office:value-type="string">
            <text:p>Bulletin - Société Géographique de Lièg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322</text:p>
          </table:table-cell>
          <table:table-cell office:value-type="string">
            <text:p>GEOGRAFIA <text:s text:c="40"/></text:p>
          </table:table-cell>
          <table:table-cell office:value-type="string">
            <text:p>Bulletin de l'Association de Géographes França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07</text:p>
          </table:table-cell>
          <table:table-cell office:value-type="string">
            <text:p>GEOGRAFIA <text:s text:c="40"/></text:p>
          </table:table-cell>
          <table:table-cell office:value-type="string">
            <text:p>Bulletin of the American Meteorological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GEOGRAFIA <text:s text:c="40"/></text:p>
          </table:table-cell>
          <table:table-cell office:value-type="string">
            <text:p>Caderno CRH (UFB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66</text:p>
          </table:table-cell>
          <table:table-cell office:value-type="string">
            <text:p>GEOGRAFIA <text:s text:c="40"/></text:p>
          </table:table-cell>
          <table:table-cell office:value-type="string">
            <text:p>Caderno de Cultura do Estudante (U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27</text:p>
          </table:table-cell>
          <table:table-cell office:value-type="string">
            <text:p>GEOGRAFIA <text:s text:c="40"/></text:p>
          </table:table-cell>
          <table:table-cell office:value-type="string">
            <text:p>Caderno de Geografia (PUCM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968</text:p>
          </table:table-cell>
          <table:table-cell office:value-type="string">
            <text:p>GEOGRAFIA <text:s text:c="40"/></text:p>
          </table:table-cell>
          <table:table-cell office:value-type="string">
            <text:p>Caderno do Departamento de Planejamento (Presidente Prude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20</text:p>
          </table:table-cell>
          <table:table-cell office:value-type="string">
            <text:p>GEOGRAFIA <text:s text:c="40"/></text:p>
          </table:table-cell>
          <table:table-cell office:value-type="string">
            <text:p>Caderno Faclep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33</text:p>
          </table:table-cell>
          <table:table-cell office:value-type="string">
            <text:p>GEOGRAFIA <text:s text:c="40"/></text:p>
          </table:table-cell>
          <table:table-cell office:value-type="string">
            <text:p>Caderno Fênix Ciência (UNEMA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51</text:p>
          </table:table-cell>
          <table:table-cell office:value-type="string">
            <text:p>GEOGRAFIA <text:s text:c="40"/></text:p>
          </table:table-cell>
          <table:table-cell office:value-type="string">
            <text:p>Caderno Prudentino de Geograf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83X</text:p>
          </table:table-cell>
          <table:table-cell office:value-type="string">
            <text:p>GEOGRAFIA <text:s text:c="40"/></text:p>
          </table:table-cell>
          <table:table-cell office:value-type="string">
            <text:p>Caderno Sust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GEOGRAFIA <text:s text:c="40"/></text:p>
          </table:table-cell>
          <table:table-cell office:value-type="string">
            <text:p>Caderno Virtual de Turism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137</text:p>
          </table:table-cell>
          <table:table-cell office:value-type="string">
            <text:p>GEOGRAFIA <text:s text:c="40"/></text:p>
          </table:table-cell>
          <table:table-cell office:value-type="string">
            <text:p>Cadernos Atlântico de Pós-Graduação (Faculdade Atlântic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GEOGRAFIA <text:s text:c="40"/></text:p>
          </table:table-cell>
          <table:table-cell office:value-type="string">
            <text:p>Cadernos Camillian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GEOGRAFIA <text:s text:c="40"/></text:p>
          </table:table-cell>
          <table:table-cell office:value-type="string">
            <text:p>Cadernos CED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19</text:p>
          </table:table-cell>
          <table:table-cell office:value-type="string">
            <text:p>GEOGRAFIA <text:s text:c="40"/></text:p>
          </table:table-cell>
          <table:table-cell office:value-type="string">
            <text:p>Cadernos Ceru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12</text:p>
          </table:table-cell>
          <table:table-cell office:value-type="string">
            <text:p>GEOGRAFIA <text:s text:c="40"/></text:p>
          </table:table-cell>
          <table:table-cell office:value-type="string">
            <text:p>Cadernos da Biodiversidade (Maring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595X</text:p>
          </table:table-cell>
          <table:table-cell office:value-type="string">
            <text:p>GEOGRAFIA <text:s text:c="40"/></text:p>
          </table:table-cell>
          <table:table-cell office:value-type="string">
            <text:p>Cadernos da Revista de História Económica e So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95</text:p>
          </table:table-cell>
          <table:table-cell office:value-type="string">
            <text:p>GEOGRAFIA <text:s text:c="40"/></text:p>
          </table:table-cell>
          <table:table-cell office:value-type="string">
            <text:p>Cadernos de Arquitetura e Urbanismo (PUC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02</text:p>
          </table:table-cell>
          <table:table-cell office:value-type="string">
            <text:p>GEOGRAFIA <text:s text:c="40"/></text:p>
          </table:table-cell>
          <table:table-cell office:value-type="string">
            <text:p>Cadernos de Ciências Sociais Aplicadas (UES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61</text:p>
          </table:table-cell>
          <table:table-cell office:value-type="string">
            <text:p>GEOGRAFIA <text:s text:c="40"/></text:p>
          </table:table-cell>
          <table:table-cell office:value-type="string">
            <text:p>Cadernos de Cultura e Ciência (URC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71</text:p>
          </table:table-cell>
          <table:table-cell office:value-type="string">
            <text:p>GEOGRAFIA <text:s text:c="40"/></text:p>
          </table:table-cell>
          <table:table-cell office:value-type="string">
            <text:p>Cadernos de Educação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58</text:p>
          </table:table-cell>
          <table:table-cell office:value-type="string">
            <text:p>GEOGRAFIA <text:s text:c="40"/></text:p>
          </table:table-cell>
          <table:table-cell office:value-type="string">
            <text:p>Cadernos de Estudos - Secretaria de Avaliação e Gestão da 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248</text:p>
          </table:table-cell>
          <table:table-cell office:value-type="string">
            <text:p>GEOGRAFIA <text:s text:c="40"/></text:p>
          </table:table-cell>
          <table:table-cell office:value-type="string">
            <text:p>Cadernos de Estudos 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27</text:p>
          </table:table-cell>
          <table:table-cell office:value-type="string">
            <text:p>GEOGRAFIA <text:s text:c="40"/></text:p>
          </table:table-cell>
          <table:table-cell office:value-type="string">
            <text:p>Cadernos de Geociencias (UF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634</text:p>
          </table:table-cell>
          <table:table-cell office:value-type="string">
            <text:p>GEOGRAFIA <text:s text:c="40"/></text:p>
          </table:table-cell>
          <table:table-cell office:value-type="string">
            <text:p>Cadernos de História da Ciên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GEOGRAFIA <text:s text:c="40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41</text:p>
          </table:table-cell>
          <table:table-cell office:value-type="string">
            <text:p>GEOGRAFIA <text:s text:c="40"/></text:p>
          </table:table-cell>
          <table:table-cell office:value-type="string">
            <text:p>Cadernos do Aplicação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GEOGRAFIA <text:s text:c="40"/></text:p>
          </table:table-cell>
          <table:table-cell office:value-type="string">
            <text:p>Cadernos do CEAM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125</text:p>
          </table:table-cell>
          <table:table-cell office:value-type="string">
            <text:p>GEOGRAFIA <text:s text:c="40"/></text:p>
          </table:table-cell>
          <table:table-cell office:value-type="string">
            <text:p>Cadernos do LOGEPA. Série Texto Didático (UFPB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639</text:p>
          </table:table-cell>
          <table:table-cell office:value-type="string">
            <text:p>GEOGRAFIA <text:s text:c="40"/></text:p>
          </table:table-cell>
          <table:table-cell office:value-type="string">
            <text:p>Cadernos Geográficos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GEOGRAFIA <text:s text:c="40"/></text:p>
          </table:table-cell>
          <table:table-cell office:value-type="string">
            <text:p>Cadernos Metrópole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GEOGRAFIA <text:s text:c="40"/></text:p>
          </table:table-cell>
          <table:table-cell office:value-type="string">
            <text:p>Cadernos PROLAM/US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988</text:p>
          </table:table-cell>
          <table:table-cell office:value-type="string">
            <text:p>GEOGRAFIA <text:s text:c="40"/></text:p>
          </table:table-cell>
          <table:table-cell office:value-type="string">
            <text:p>Cadernos PUR/UFRJ (Cessou em 1989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80</text:p>
          </table:table-cell>
          <table:table-cell office:value-type="string">
            <text:p>GEOGRAFIA <text:s text:c="40"/></text:p>
          </table:table-cell>
          <table:table-cell office:value-type="string">
            <text:p>Caesura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6-2115</text:p>
          </table:table-cell>
          <table:table-cell office:value-type="string">
            <text:p>GEOGRAFIA <text:s text:c="40"/></text:p>
          </table:table-cell>
          <table:table-cell office:value-type="string">
            <text:p>Cahier. Club Demeter (Cessou em 199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7-5949</text:p>
          </table:table-cell>
          <table:table-cell office:value-type="string">
            <text:p>GEOGRAFIA <text:s text:c="40"/></text:p>
          </table:table-cell>
          <table:table-cell office:value-type="string">
            <text:p>Cahiers Agricultu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1-7161</text:p>
          </table:table-cell>
          <table:table-cell office:value-type="string">
            <text:p>GEOGRAFIA <text:s text:c="40"/></text:p>
          </table:table-cell>
          <table:table-cell office:value-type="string">
            <text:p>Cahiers des Amériques Latines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GEOGRAFIA <text:s text:c="40"/></text:p>
          </table:table-cell>
          <table:table-cell office:value-type="string">
            <text:p>Cahiers du Brésil Contempora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GEOGRAFIA <text:s text:c="40"/></text:p>
          </table:table-cell>
          <table:table-cell office:value-type="string">
            <text:p>Caminhos de Geografia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71</text:p>
          </table:table-cell>
          <table:table-cell office:value-type="string">
            <text:p>GEOGRAFIA <text:s text:c="40"/></text:p>
          </table:table-cell>
          <table:table-cell office:value-type="string">
            <text:p>Campo - Territóri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5352</text:p>
          </table:table-cell>
          <table:table-cell office:value-type="string">
            <text:p>GEOGRAFIA <text:s text:c="40"/></text:p>
          </table:table-cell>
          <table:table-cell office:value-type="string">
            <text:p>Canadian Journal of Environmental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3-8992</text:p>
          </table:table-cell>
          <table:table-cell office:value-type="string">
            <text:p>GEOGRAFIA <text:s text:c="40"/></text:p>
          </table:table-cell>
          <table:table-cell office:value-type="string">
            <text:p>Canadian Journal of Remote Sensing (Cessou em 2004. Cont. ISSN 1712-798X Canadian Journal of Remote Sensing (CD-ROM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12-7971</text:p>
          </table:table-cell>
          <table:table-cell office:value-type="string">
            <text:p>GEOGRAFIA <text:s text:c="40"/></text:p>
          </table:table-cell>
          <table:table-cell office:value-type="string">
            <text:p>Canadian Journal of Remote Sensing/Journal canadien de télédét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175</text:p>
          </table:table-cell>
          <table:table-cell office:value-type="string">
            <text:p>GEOGRAFIA <text:s text:c="40"/></text:p>
          </table:table-cell>
          <table:table-cell office:value-type="string">
            <text:p>Candeeiro (U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6X</text:p>
          </table:table-cell>
          <table:table-cell office:value-type="string">
            <text:p>GEOGRAFIA <text:s text:c="40"/></text:p>
          </table:table-cell>
          <table:table-cell office:value-type="string">
            <text:p>Canindé (MAX/UF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12</text:p>
          </table:table-cell>
          <table:table-cell office:value-type="string">
            <text:p>GEOGRAFIA <text:s text:c="40"/></text:p>
          </table:table-cell>
          <table:table-cell office:value-type="string">
            <text:p>Carta Capital n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04</text:p>
          </table:table-cell>
          <table:table-cell office:value-type="string">
            <text:p>GEOGRAFIA <text:s text:c="40"/></text:p>
          </table:table-cell>
          <table:table-cell office:value-type="string">
            <text:p>Carta Internacional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162</text:p>
          </table:table-cell>
          <table:table-cell office:value-type="string">
            <text:p>GEOGRAFIA <text:s text:c="40"/></text:p>
          </table:table-cell>
          <table:table-cell office:value-type="string">
            <text:p>Catena (Cremlin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GEOGRAFIA <text:s text:c="40"/></text:p>
          </table:table-cell>
          <table:table-cell office:value-type="string">
            <text:p>CERNE (UF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049</text:p>
          </table:table-cell>
          <table:table-cell office:value-type="string">
            <text:p>GEOGRAFIA <text:s text:c="40"/></text:p>
          </table:table-cell>
          <table:table-cell office:value-type="string">
            <text:p>CETEC. Revista de Ciência, Empreendedorismo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6445</text:p>
          </table:table-cell>
          <table:table-cell office:value-type="string">
            <text:p>GEOGRAFIA <text:s text:c="40"/></text:p>
          </table:table-cell>
          <table:table-cell office:value-type="string">
            <text:p>Chemical Engineering Communication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1-6538</text:p>
          </table:table-cell>
          <table:table-cell office:value-type="string">
            <text:p>GEOGRAFIA <text:s text:c="40"/></text:p>
          </table:table-cell>
          <table:table-cell office:value-type="string">
            <text:p>Chinese Science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25</text:p>
          </table:table-cell>
          <table:table-cell office:value-type="string">
            <text:p>GEOGRAFIA <text:s text:c="40"/></text:p>
          </table:table-cell>
          <table:table-cell office:value-type="string">
            <text:p>Cidades (Presidente Prudent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GEOGRAFIA <text:s text:c="40"/></text:p>
          </table:table-cell>
          <table:table-cell office:value-type="string">
            <text:p>Ciência &amp;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GEOGRAFIA <text:s text:c="40"/></text:p>
          </table:table-cell>
          <table:table-cell office:value-type="string">
            <text:p>Ciência e Cultu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GEOGRAFIA <text:s text:c="40"/></text:p>
          </table:table-cell>
          <table:table-cell office:value-type="string">
            <text:p>Ciência e Na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GEOGRAFIA <text:s text:c="40"/></text:p>
          </table:table-cell>
          <table:table-cell office:value-type="string">
            <text:p>Ciência e Saúde Cole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228</text:p>
          </table:table-cell>
          <table:table-cell office:value-type="string">
            <text:p>GEOGRAFIA <text:s text:c="40"/></text:p>
          </table:table-cell>
          <table:table-cell office:value-type="string">
            <text:p>Ciência e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GEOGRAFIA <text:s text:c="40"/></text:p>
          </table:table-cell>
          <table:table-cell office:value-type="string">
            <text:p>Ciência Florestal (UFSM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461</text:p>
          </table:table-cell>
          <table:table-cell office:value-type="string">
            <text:p>GEOGRAFIA <text:s text:c="40"/></text:p>
          </table:table-cell>
          <table:table-cell office:value-type="string">
            <text:p>Ciência Geográf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GEOGRAFIA <text:s text:c="40"/></text:p>
          </table:table-cell>
          <table:table-cell office:value-type="string">
            <text:p>Ciência Hoj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GEOGRAFIA <text:s text:c="40"/></text:p>
          </table:table-cell>
          <table:table-cell office:value-type="string">
            <text:p>Ciência Rural (UFS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68</text:p>
          </table:table-cell>
          <table:table-cell office:value-type="string">
            <text:p>GEOGRAFIA <text:s text:c="40"/></text:p>
          </table:table-cell>
          <table:table-cell office:value-type="string">
            <text:p>Ciências &amp; Letras (FAP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43</text:p>
          </table:table-cell>
          <table:table-cell office:value-type="string">
            <text:p>GEOGRAFIA <text:s text:c="40"/></text:p>
          </table:table-cell>
          <table:table-cell office:value-type="string">
            <text:p>Ciências Ambientais &amp; Desenvolviment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76</text:p>
          </table:table-cell>
          <table:table-cell office:value-type="string">
            <text:p>GEOGRAFIA <text:s text:c="40"/></text:p>
          </table:table-cell>
          <table:table-cell office:value-type="string">
            <text:p>Ciências Ambientais &amp; Desenvolviment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GEOGRAFIA <text:s text:c="40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GEOGRAFIA <text:s text:c="40"/></text:p>
          </table:table-cell>
          <table:table-cell office:value-type="string">
            <text:p>Ciências Sociais em Perspec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32</text:p>
          </table:table-cell>
          <table:table-cell office:value-type="string">
            <text:p>GEOGRAFIA <text:s text:c="40"/></text:p>
          </table:table-cell>
          <table:table-cell office:value-type="string">
            <text:p>Ciencias Sociais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GEOGRAFIA <text:s text:c="40"/></text:p>
          </table:table-cell>
          <table:table-cell office:value-type="string">
            <text:p>Ciências Sociais Unis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544</text:p>
          </table:table-cell>
          <table:table-cell office:value-type="string">
            <text:p>GEOGRAFIA <text:s text:c="40"/></text:p>
          </table:table-cell>
          <table:table-cell office:value-type="string">
            <text:p>City &amp; Tim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611</text:p>
          </table:table-cell>
          <table:table-cell office:value-type="string">
            <text:p>GEOGRAFIA <text:s text:c="40"/></text:p>
          </table:table-cell>
          <table:table-cell office:value-type="string">
            <text:p>Ciudades (Pueb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54X</text:p>
          </table:table-cell>
          <table:table-cell office:value-type="string">
            <text:p>GEOGRAFIA <text:s text:c="40"/></text:p>
          </table:table-cell>
          <table:table-cell office:value-type="string">
            <text:p>CLIMEP. Climatologia e Estudos da Pais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36</text:p>
          </table:table-cell>
          <table:table-cell office:value-type="string">
            <text:p>GEOGRAFIA <text:s text:c="40"/></text:p>
          </table:table-cell>
          <table:table-cell office:value-type="string">
            <text:p>Clio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003</text:p>
          </table:table-cell>
          <table:table-cell office:value-type="string">
            <text:p>GEOGRAFIA <text:s text:c="40"/></text:p>
          </table:table-cell>
          <table:table-cell office:value-type="string">
            <text:p>Clio. Série Arqueológica (UF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863</text:p>
          </table:table-cell>
          <table:table-cell office:value-type="string">
            <text:p>GEOGRAFIA <text:s text:c="40"/></text:p>
          </table:table-cell>
          <table:table-cell office:value-type="string">
            <text:p>Coleção de Idéias (Universidade do Estado da Bah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13</text:p>
          </table:table-cell>
          <table:table-cell office:value-type="string">
            <text:p>GEOGRAFIA <text:s text:c="40"/></text:p>
          </table:table-cell>
          <table:table-cell office:value-type="string">
            <text:p>Colloquium (UNOESTE) (Cessou em 1999. Cont. ISSN 1679-6470 Colloquium Humanarum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52</text:p>
          </table:table-cell>
          <table:table-cell office:value-type="string">
            <text:p>GEOGRAFIA <text:s text:c="40"/></text:p>
          </table:table-cell>
          <table:table-cell office:value-type="string">
            <text:p>Com Textos Turístic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GEOGRAFIA <text:s text:c="40"/></text:p>
          </table:table-cell>
          <table:table-cell office:value-type="string">
            <text:p>ComCiênci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GEOGRAFIA <text:s text:c="40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713</text:p>
          </table:table-cell>
          <table:table-cell office:value-type="string">
            <text:p>GEOGRAFIA <text:s text:c="40"/></text:p>
          </table:table-cell>
          <table:table-cell office:value-type="string">
            <text:p>Comptes Rendus. Gé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8-9212</text:p>
          </table:table-cell>
          <table:table-cell office:value-type="string">
            <text:p>GEOGRAFIA <text:s text:c="40"/></text:p>
          </table:table-cell>
          <table:table-cell office:value-type="string">
            <text:p>Confins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61X</text:p>
          </table:table-cell>
          <table:table-cell office:value-type="string">
            <text:p>GEOGRAFIA <text:s text:c="40"/></text:p>
          </table:table-cell>
          <table:table-cell office:value-type="string">
            <text:p>Conflitos no Campo Brasi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45</text:p>
          </table:table-cell>
          <table:table-cell office:value-type="string">
            <text:p>GEOGRAFIA <text:s text:c="40"/></text:p>
          </table:table-cell>
          <table:table-cell office:value-type="string">
            <text:p>Confluências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809X</text:p>
          </table:table-cell>
          <table:table-cell office:value-type="string">
            <text:p>GEOGRAFIA <text:s text:c="40"/></text:p>
          </table:table-cell>
          <table:table-cell office:value-type="string">
            <text:p>Controspazio (Bar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30</text:p>
          </table:table-cell>
          <table:table-cell office:value-type="string">
            <text:p>GEOGRAFIA <text:s text:c="40"/></text:p>
          </table:table-cell>
          <table:table-cell office:value-type="string">
            <text:p>Coordenadas (Itajaí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28</text:p>
          </table:table-cell>
          <table:table-cell office:value-type="string">
            <text:p>GEOGRAFIA <text:s text:c="40"/></text:p>
          </table:table-cell>
          <table:table-cell office:value-type="string">
            <text:p>Coral Reef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650</text:p>
          </table:table-cell>
          <table:table-cell office:value-type="string">
            <text:p>GEOGRAFIA <text:s text:c="40"/></text:p>
          </table:table-cell>
          <table:table-cell office:value-type="string">
            <text:p>Cosmos (Presidente Prude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511</text:p>
          </table:table-cell>
          <table:table-cell office:value-type="string">
            <text:p>GEOGRAFIA <text:s text:c="40"/></text:p>
          </table:table-cell>
          <table:table-cell office:value-type="string">
            <text:p>CPEDEC. Cadernos de Pesquisa e Extensão Desafios Crític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581</text:p>
          </table:table-cell>
          <table:table-cell office:value-type="string">
            <text:p>GEOGRAFIA <text:s text:c="40"/></text:p>
          </table:table-cell>
          <table:table-cell office:value-type="string">
            <text:p>Crimi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654</text:p>
          </table:table-cell>
          <table:table-cell office:value-type="string">
            <text:p>GEOGRAFIA <text:s text:c="40"/></text:p>
          </table:table-cell>
          <table:table-cell office:value-type="string">
            <text:p>Crispim (UF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275X</text:p>
          </table:table-cell>
          <table:table-cell office:value-type="string">
            <text:p>GEOGRAFIA <text:s text:c="40"/></text:p>
          </table:table-cell>
          <table:table-cell office:value-type="string">
            <text:p>Critique of Anthrop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215X</text:p>
          </table:table-cell>
          <table:table-cell office:value-type="string">
            <text:p>GEOGRAFIA <text:s text:c="40"/></text:p>
          </table:table-cell>
          <table:table-cell office:value-type="string">
            <text:p>Cuadernos de Geografì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2508</text:p>
          </table:table-cell>
          <table:table-cell office:value-type="string">
            <text:p>GEOGRAFIA <text:s text:c="40"/></text:p>
          </table:table-cell>
          <table:table-cell office:value-type="string">
            <text:p>Cuadernos del CEND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8X</text:p>
          </table:table-cell>
          <table:table-cell office:value-type="string">
            <text:p>GEOGRAFIA <text:s text:c="40"/></text:p>
          </table:table-cell>
          <table:table-cell office:value-type="string">
            <text:p>Cultivar Grandes Cultu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838</text:p>
          </table:table-cell>
          <table:table-cell office:value-type="string">
            <text:p>GEOGRAFIA <text:s text:c="40"/></text:p>
          </table:table-cell>
          <table:table-cell office:value-type="string">
            <text:p>Cultur: Revista de Cultura e 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3X</text:p>
          </table:table-cell>
          <table:table-cell office:value-type="string">
            <text:p>GEOGRAFIA <text:s text:c="40"/></text:p>
          </table:table-cell>
          <table:table-cell office:value-type="string">
            <text:p>Cultura Visu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22X</text:p>
          </table:table-cell>
          <table:table-cell office:value-type="string">
            <text:p>GEOGRAFIA <text:s text:c="40"/></text:p>
          </table:table-cell>
          <table:table-cell office:value-type="string">
            <text:p>Cultura Voz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61</text:p>
          </table:table-cell>
          <table:table-cell office:value-type="string">
            <text:p>GEOGRAFIA <text:s text:c="40"/></text:p>
          </table:table-cell>
          <table:table-cell office:value-type="string">
            <text:p>Curituba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8-3366</text:p>
          </table:table-cell>
          <table:table-cell office:value-type="string">
            <text:p>GEOGRAFIA <text:s text:c="40"/></text:p>
          </table:table-cell>
          <table:table-cell office:value-type="string">
            <text:p>Cybergeo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99</text:p>
          </table:table-cell>
          <table:table-cell office:value-type="string">
            <text:p>GEOGRAFIA <text:s text:c="40"/></text:p>
          </table:table-cell>
          <table:table-cell office:value-type="string">
            <text:p>Democracia V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63</text:p>
          </table:table-cell>
          <table:table-cell office:value-type="string">
            <text:p>GEOGRAFIA <text:s text:c="40"/></text:p>
          </table:table-cell>
          <table:table-cell office:value-type="string">
            <text:p>Desafios do Desenvol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GEOGRAFIA <text:s text:c="40"/></text:p>
          </table:table-cell>
          <table:table-cell office:value-type="string">
            <text:p>Desenvolvimento e Meio Ambiente (UFP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70</text:p>
          </table:table-cell>
          <table:table-cell office:value-type="string">
            <text:p>GEOGRAFIA <text:s text:c="40"/></text:p>
          </table:table-cell>
          <table:table-cell office:value-type="string">
            <text:p>Dialogando no Turismo (UNESP. Ros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45</text:p>
          </table:table-cell>
          <table:table-cell office:value-type="string">
            <text:p>GEOGRAFIA <text:s text:c="40"/></text:p>
          </table:table-cell>
          <table:table-cell office:value-type="string">
            <text:p>Diálogos (Maringá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56</text:p>
          </table:table-cell>
          <table:table-cell office:value-type="string">
            <text:p>GEOGRAFIA <text:s text:c="40"/></text:p>
          </table:table-cell>
          <table:table-cell office:value-type="string">
            <text:p>Dialogus (Ribeirã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998</text:p>
          </table:table-cell>
          <table:table-cell office:value-type="string">
            <text:p>GEOGRAFIA <text:s text:c="40"/></text:p>
          </table:table-cell>
          <table:table-cell office:value-type="string">
            <text:p>Die Erde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6924</text:p>
          </table:table-cell>
          <table:table-cell office:value-type="string">
            <text:p>GEOGRAFIA <text:s text:c="40"/></text:p>
          </table:table-cell>
          <table:table-cell office:value-type="string">
            <text:p>Diké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596</text:p>
          </table:table-cell>
          <table:table-cell office:value-type="string">
            <text:p>GEOGRAFIA <text:s text:c="40"/></text:p>
          </table:table-cell>
          <table:table-cell office:value-type="string">
            <text:p>Discutindo a Geografia (Cessou em 2008. Cont. ISSN 1984-0101 Conhecimento Prático Geograf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111</text:p>
          </table:table-cell>
          <table:table-cell office:value-type="string">
            <text:p>GEOGRAFIA <text:s text:c="40"/></text:p>
          </table:table-cell>
          <table:table-cell office:value-type="string">
            <text:p>Documentos. Embrapa Cerr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5032</text:p>
          </table:table-cell>
          <table:table-cell office:value-type="string">
            <text:p>GEOGRAFIA <text:s text:c="40"/></text:p>
          </table:table-cell>
          <table:table-cell office:value-type="string">
            <text:p>Dokumentacja Geograficz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821X</text:p>
          </table:table-cell>
          <table:table-cell office:value-type="string">
            <text:p>GEOGRAFIA <text:s text:c="40"/></text:p>
          </table:table-cell>
          <table:table-cell office:value-type="string">
            <text:p>Earth and Planetary Science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3562</text:p>
          </table:table-cell>
          <table:table-cell office:value-type="string">
            <text:p>GEOGRAFIA <text:s text:c="40"/></text:p>
          </table:table-cell>
          <table:table-cell office:value-type="string">
            <text:p>Earth Intera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9337</text:p>
          </table:table-cell>
          <table:table-cell office:value-type="string">
            <text:p>GEOGRAFIA <text:s text:c="40"/></text:p>
          </table:table-cell>
          <table:table-cell office:value-type="string">
            <text:p>Earth Surface Processes and Landfor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63-1197</text:p>
          </table:table-cell>
          <table:table-cell office:value-type="string">
            <text:p>GEOGRAFIA <text:s text:c="40"/></text:p>
          </table:table-cell>
          <table:table-cell office:value-type="string">
            <text:p>EchoGéo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0X</text:p>
          </table:table-cell>
          <table:table-cell office:value-type="string">
            <text:p>GEOGRAFIA <text:s text:c="40"/></text:p>
          </table:table-cell>
          <table:table-cell office:value-type="string">
            <text:p>Ecological Indicato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618</text:p>
          </table:table-cell>
          <table:table-cell office:value-type="string">
            <text:p>GEOGRAFIA <text:s text:c="40"/></text:p>
          </table:table-cell>
          <table:table-cell office:value-type="string">
            <text:p>Economia e Sociedade (UNICAM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421</text:p>
          </table:table-cell>
          <table:table-cell office:value-type="string">
            <text:p>GEOGRAFIA <text:s text:c="40"/></text:p>
          </table:table-cell>
          <table:table-cell office:value-type="string">
            <text:p>Economía, Sociedad y Territori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2473</text:p>
          </table:table-cell>
          <table:table-cell office:value-type="string">
            <text:p>GEOGRAFIA <text:s text:c="40"/></text:p>
          </table:table-cell>
          <table:table-cell office:value-type="string">
            <text:p>Ecosistemas (Madrid. 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1692</text:p>
          </table:table-cell>
          <table:table-cell office:value-type="string">
            <text:p>GEOGRAFIA <text:s text:c="40"/></text:p>
          </table:table-cell>
          <table:table-cell office:value-type="string">
            <text:p>Ecotrópicos (Carac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GEOGRAFIA <text:s text:c="40"/></text:p>
          </table:table-cell>
          <table:table-cell office:value-type="string">
            <text:p>Educação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GEOGRAFIA <text:s text:c="40"/></text:p>
          </table:table-cell>
          <table:table-cell office:value-type="string">
            <text:p>Educação Ambiental em 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73</text:p>
          </table:table-cell>
          <table:table-cell office:value-type="string">
            <text:p>GEOGRAFIA <text:s text:c="40"/></text:p>
          </table:table-cell>
          <table:table-cell office:value-type="string">
            <text:p>Educação e Fronteiras (UFG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93</text:p>
          </table:table-cell>
          <table:table-cell office:value-type="string">
            <text:p>GEOGRAFIA <text:s text:c="40"/></text:p>
          </table:table-cell>
          <table:table-cell office:value-type="string">
            <text:p>Educação em Foco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94</text:p>
          </table:table-cell>
          <table:table-cell office:value-type="string">
            <text:p>GEOGRAFIA <text:s text:c="40"/></text:p>
          </table:table-cell>
          <table:table-cell office:value-type="string">
            <text:p>Educação Profissional (Brasíli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454</text:p>
          </table:table-cell>
          <table:table-cell office:value-type="string">
            <text:p>GEOGRAFIA <text:s text:c="40"/></text:p>
          </table:table-cell>
          <table:table-cell office:value-type="string">
            <text:p>Educare (Montes Clar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099</text:p>
          </table:table-cell>
          <table:table-cell office:value-type="string">
            <text:p>GEOGRAFIA <text:s text:c="40"/></text:p>
          </table:table-cell>
          <table:table-cell office:value-type="string">
            <text:p>Educere (Umuaram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415</text:p>
          </table:table-cell>
          <table:table-cell office:value-type="string">
            <text:p>GEOGRAFIA <text:s text:c="40"/></text:p>
          </table:table-cell>
          <table:table-cell office:value-type="string">
            <text:p>Eisfor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9036</text:p>
          </table:table-cell>
          <table:table-cell office:value-type="string">
            <text:p>GEOGRAFIA <text:s text:c="40"/></text:p>
          </table:table-cell>
          <table:table-cell office:value-type="string">
            <text:p>El Periplo Sustentab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69</text:p>
          </table:table-cell>
          <table:table-cell office:value-type="string">
            <text:p>GEOGRAFIA <text:s text:c="40"/></text:p>
          </table:table-cell>
          <table:table-cell office:value-type="string">
            <text:p>Em Extensão (UFU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11</text:p>
          </table:table-cell>
          <table:table-cell office:value-type="string">
            <text:p>GEOGRAFIA <text:s text:c="40"/></text:p>
          </table:table-cell>
          <table:table-cell office:value-type="string">
            <text:p>Emancipação (UEP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67</text:p>
          </table:table-cell>
          <table:table-cell office:value-type="string">
            <text:p>GEOGRAFIA <text:s text:c="40"/></text:p>
          </table:table-cell>
          <table:table-cell office:value-type="string">
            <text:p>Encontro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GEOGRAFIA <text:s text:c="40"/></text:p>
          </table:table-cell>
          <table:table-cell office:value-type="string">
            <text:p>Energy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10</text:p>
          </table:table-cell>
          <table:table-cell office:value-type="string">
            <text:p>GEOGRAFIA <text:s text:c="40"/></text:p>
          </table:table-cell>
          <table:table-cell office:value-type="string">
            <text:p>Enfermagem Brasi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707</text:p>
          </table:table-cell>
          <table:table-cell office:value-type="string">
            <text:p>GEOGRAFIA <text:s text:c="40"/></text:p>
          </table:table-cell>
          <table:table-cell office:value-type="string">
            <text:p>Engenha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014</text:p>
          </table:table-cell>
          <table:table-cell office:value-type="string">
            <text:p>GEOGRAFIA <text:s text:c="40"/></text:p>
          </table:table-cell>
          <table:table-cell office:value-type="string">
            <text:p>Engenharia e Constru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GEOGRAFIA <text:s text:c="40"/></text:p>
          </table:table-cell>
          <table:table-cell office:value-type="string">
            <text:p>Engenharia Sanitária e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GEOGRAFIA <text:s text:c="40"/></text:p>
          </table:table-cell>
          <table:table-cell office:value-type="string">
            <text:p>Ensaios e Ciência (Campo Grand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GEOGRAFIA <text:s text:c="40"/></text:p>
          </table:table-cell>
          <table:table-cell office:value-type="string">
            <text:p>Ensaios FE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2617</text:p>
          </table:table-cell>
          <table:table-cell office:value-type="string">
            <text:p>GEOGRAFIA <text:s text:c="40"/></text:p>
          </table:table-cell>
          <table:table-cell office:value-type="string">
            <text:p>Enseñanza de las Ciencias Social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30</text:p>
          </table:table-cell>
          <table:table-cell office:value-type="string">
            <text:p>GEOGRAFIA <text:s text:c="40"/></text:p>
          </table:table-cell>
          <table:table-cell office:value-type="string">
            <text:p>Ensino e Pesquisa (União da 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2478</text:p>
          </table:table-cell>
          <table:table-cell office:value-type="string">
            <text:p>GEOGRAFIA <text:s text:c="40"/></text:p>
          </table:table-cell>
          <table:table-cell office:value-type="string">
            <text:p>Environment and Urban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GEOGRAFIA <text:s text:c="40"/></text:p>
          </table:table-cell>
          <table:table-cell office:value-type="string">
            <text:p>Environment, Development and Sustainabi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0105</text:p>
          </table:table-cell>
          <table:table-cell office:value-type="string">
            <text:p>GEOGRAFIA <text:s text:c="40"/></text:p>
          </table:table-cell>
          <table:table-cell office:value-type="string">
            <text:p>Environmental Geology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65</text:p>
          </table:table-cell>
          <table:table-cell office:value-type="string">
            <text:p>GEOGRAFIA <text:s text:c="40"/></text:p>
          </table:table-cell>
          <table:table-cell office:value-type="string">
            <text:p>Environmental Health Perspectiv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GEOGRAFIA <text:s text:c="40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1088</text:p>
          </table:table-cell>
          <table:table-cell office:value-type="string">
            <text:p>GEOGRAFIA <text:s text:c="40"/></text:p>
          </table:table-cell>
          <table:table-cell office:value-type="string">
            <text:p>Environmentalist (Lausan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2497</text:p>
          </table:table-cell>
          <table:table-cell office:value-type="string">
            <text:p>GEOGRAFIA <text:s text:c="40"/></text:p>
          </table:table-cell>
          <table:table-cell office:value-type="string">
            <text:p>Espace Géographiqu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621</text:p>
          </table:table-cell>
          <table:table-cell office:value-type="string">
            <text:p>GEOGRAFIA <text:s text:c="40"/></text:p>
          </table:table-cell>
          <table:table-cell office:value-type="string">
            <text:p>Espaço &amp; Deba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342</text:p>
          </table:table-cell>
          <table:table-cell office:value-type="string">
            <text:p>GEOGRAFIA <text:s text:c="40"/></text:p>
          </table:table-cell>
          <table:table-cell office:value-type="string">
            <text:p>Espaço e Cultura (UE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GEOGRAFIA <text:s text:c="40"/></text:p>
          </table:table-cell>
          <table:table-cell office:value-type="string">
            <text:p>Espaço e Geografia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16</text:p>
          </table:table-cell>
          <table:table-cell office:value-type="string">
            <text:p>GEOGRAFIA <text:s text:c="40"/></text:p>
          </table:table-cell>
          <table:table-cell office:value-type="string">
            <text:p>Espaço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196</text:p>
          </table:table-cell>
          <table:table-cell office:value-type="string">
            <text:p>GEOGRAFIA <text:s text:c="40"/></text:p>
          </table:table-cell>
          <table:table-cell office:value-type="string">
            <text:p>Espaço Plural (Unioes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49</text:p>
          </table:table-cell>
          <table:table-cell office:value-type="string">
            <text:p>GEOGRAFIA <text:s text:c="40"/></text:p>
          </table:table-cell>
          <table:table-cell office:value-type="string">
            <text:p>Espaço@ação (UNESP. Rio Cla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01</text:p>
          </table:table-cell>
          <table:table-cell office:value-type="string">
            <text:p>GEOGRAFIA <text:s text:c="40"/></text:p>
          </table:table-cell>
          <table:table-cell office:value-type="string">
            <text:p>Espeleo-Tem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96</text:p>
          </table:table-cell>
          <table:table-cell office:value-type="string">
            <text:p>GEOGRAFIA <text:s text:c="40"/></text:p>
          </table:table-cell>
          <table:table-cell office:value-type="string">
            <text:p>Esporte e Socie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06</text:p>
          </table:table-cell>
          <table:table-cell office:value-type="string">
            <text:p>GEOGRAFIA <text:s text:c="40"/></text:p>
          </table:table-cell>
          <table:table-cell office:value-type="string">
            <text:p>Essentia (Sobral/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317</text:p>
          </table:table-cell>
          <table:table-cell office:value-type="string">
            <text:p>GEOGRAFIA <text:s text:c="40"/></text:p>
          </table:table-cell>
          <table:table-cell office:value-type="string">
            <text:p>Estaç@o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6X</text:p>
          </table:table-cell>
          <table:table-cell office:value-type="string">
            <text:p>GEOGRAFIA <text:s text:c="40"/></text:p>
          </table:table-cell>
          <table:table-cell office:value-type="string">
            <text:p>Estação Científica (FESJF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7714</text:p>
          </table:table-cell>
          <table:table-cell office:value-type="string">
            <text:p>GEOGRAFIA <text:s text:c="40"/></text:p>
          </table:table-cell>
          <table:table-cell office:value-type="string">
            <text:p>Estuarine, Coastal and Shelf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6206</text:p>
          </table:table-cell>
          <table:table-cell office:value-type="string">
            <text:p>GEOGRAFIA <text:s text:c="40"/></text:p>
          </table:table-cell>
          <table:table-cell office:value-type="string">
            <text:p>Estudios Socioterritoria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GEOGRAFIA <text:s text:c="40"/></text:p>
          </table:table-cell>
          <table:table-cell office:value-type="string">
            <text:p>Estudios y Perspectivas en Turism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32</text:p>
          </table:table-cell>
          <table:table-cell office:value-type="string">
            <text:p>GEOGRAFIA <text:s text:c="40"/></text:p>
          </table:table-cell>
          <table:table-cell office:value-type="string">
            <text:p>Estudo &amp; Debate (UNIVATE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GEOGRAFIA <text:s text:c="40"/></text:p>
          </table:table-cell>
          <table:table-cell office:value-type="string">
            <text:p>Estudos Avançado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GEOGRAFIA <text:s text:c="40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98X</text:p>
          </table:table-cell>
          <table:table-cell office:value-type="string">
            <text:p>GEOGRAFIA <text:s text:c="40"/></text:p>
          </table:table-cell>
          <table:table-cell office:value-type="string">
            <text:p>Estudos Geográficos (UN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32</text:p>
          </table:table-cell>
          <table:table-cell office:value-type="string">
            <text:p>GEOGRAFIA <text:s text:c="40"/></text:p>
          </table:table-cell>
          <table:table-cell office:value-type="string">
            <text:p>Etc (UF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967</text:p>
          </table:table-cell>
          <table:table-cell office:value-type="string">
            <text:p>GEOGRAFIA <text:s text:c="40"/></text:p>
          </table:table-cell>
          <table:table-cell office:value-type="string">
            <text:p>Eugeni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161</text:p>
          </table:table-cell>
          <table:table-cell office:value-type="string">
            <text:p>GEOGRAFIA <text:s text:c="40"/></text:p>
          </table:table-cell>
          <table:table-cell office:value-type="string">
            <text:p>EURE (Santiago. 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754</text:p>
          </table:table-cell>
          <table:table-cell office:value-type="string">
            <text:p>GEOGRAFIA <text:s text:c="40"/></text:p>
          </table:table-cell>
          <table:table-cell office:value-type="string">
            <text:p>European Journal of Soi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GEOGRAFIA <text:s text:c="40"/></text:p>
          </table:table-cell>
          <table:table-cell office:value-type="string">
            <text:p>Expressa Extensão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37</text:p>
          </table:table-cell>
          <table:table-cell office:value-type="string">
            <text:p>GEOGRAFIA <text:s text:c="40"/></text:p>
          </table:table-cell>
          <table:table-cell office:value-type="string">
            <text:p>Extensão e Cultura (UF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GEOGRAFIA <text:s text:c="40"/></text:p>
          </table:table-cell>
          <table:table-cell office:value-type="string">
            <text:p>Extensio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95</text:p>
          </table:table-cell>
          <table:table-cell office:value-type="string">
            <text:p>GEOGRAFIA <text:s text:c="40"/></text:p>
          </table:table-cell>
          <table:table-cell office:value-type="string">
            <text:p>Fator Gis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39</text:p>
          </table:table-cell>
          <table:table-cell office:value-type="string">
            <text:p>GEOGRAFIA <text:s text:c="40"/></text:p>
          </table:table-cell>
          <table:table-cell office:value-type="string">
            <text:p>Faz Ciência (UNIOES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30-5027</text:p>
          </table:table-cell>
          <table:table-cell office:value-type="string">
            <text:p>GEOGRAFIA <text:s text:c="40"/></text:p>
          </table:table-cell>
          <table:table-cell office:value-type="string">
            <text:p>Finisterra (Lisboa. 196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3826</text:p>
          </table:table-cell>
          <table:table-cell office:value-type="string">
            <text:p>GEOGRAFIA <text:s text:c="40"/></text:p>
          </table:table-cell>
          <table:table-cell office:value-type="string">
            <text:p>Florest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48</text:p>
          </table:table-cell>
          <table:table-cell office:value-type="string">
            <text:p>GEOGRAFIA <text:s text:c="40"/></text:p>
          </table:table-cell>
          <table:table-cell office:value-type="string">
            <text:p>Florestar Estatist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27</text:p>
          </table:table-cell>
          <table:table-cell office:value-type="string">
            <text:p>GEOGRAFIA <text:s text:c="40"/></text:p>
          </table:table-cell>
          <table:table-cell office:value-type="string">
            <text:p>Forest Ecology and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3X</text:p>
          </table:table-cell>
          <table:table-cell office:value-type="string">
            <text:p>GEOGRAFIA <text:s text:c="40"/></text:p>
          </table:table-cell>
          <table:table-cell office:value-type="string">
            <text:p>Formação (Presidente Prudent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27</text:p>
          </table:table-cell>
          <table:table-cell office:value-type="string">
            <text:p>GEOGRAFIA <text:s text:c="40"/></text:p>
          </table:table-cell>
          <table:table-cell office:value-type="string">
            <text:p>Fórum Ambiental da Alta Paul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531</text:p>
          </table:table-cell>
          <table:table-cell office:value-type="string">
            <text:p>GEOGRAFIA <text:s text:c="40"/></text:p>
          </table:table-cell>
          <table:table-cell office:value-type="string">
            <text:p>Fórum Patrimônio : Ambiente Construído e Patrimônio Sustentável (UFM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619</text:p>
          </table:table-cell>
          <table:table-cell office:value-type="string">
            <text:p>GEOGRAFIA <text:s text:c="40"/></text:p>
          </table:table-cell>
          <table:table-cell office:value-type="string">
            <text:p>Fresenius Environmental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919</text:p>
          </table:table-cell>
          <table:table-cell office:value-type="string">
            <text:p>GEOGRAFIA <text:s text:c="40"/></text:p>
          </table:table-cell>
          <table:table-cell office:value-type="string">
            <text:p>Gai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GEOGRAFIA <text:s text:c="40"/></text:p>
          </table:table-cell>
          <table:table-cell office:value-type="string">
            <text:p>Gaia Scienti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543</text:p>
          </table:table-cell>
          <table:table-cell office:value-type="string">
            <text:p>GEOGRAFIA <text:s text:c="40"/></text:p>
          </table:table-cell>
          <table:table-cell office:value-type="string">
            <text:p>Geo UERJ (Cessou em 2004. Cont. ISSN 1981-9021 Geo UERJ (2007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0460</text:p>
          </table:table-cell>
          <table:table-cell office:value-type="string">
            <text:p>GEOGRAFIA <text:s text:c="40"/></text:p>
          </table:table-cell>
          <table:table-cell office:value-type="string">
            <text:p>Geo-Marine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59</text:p>
          </table:table-cell>
          <table:table-cell office:value-type="string">
            <text:p>GEOGRAFIA <text:s text:c="40"/></text:p>
          </table:table-cell>
          <table:table-cell office:value-type="string">
            <text:p>Geoamazônia (UF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60</text:p>
          </table:table-cell>
          <table:table-cell office:value-type="string">
            <text:p>GEOGRAFIA <text:s text:c="40"/></text:p>
          </table:table-cell>
          <table:table-cell office:value-type="string">
            <text:p>Geoambiente On-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7-4873</text:p>
          </table:table-cell>
          <table:table-cell office:value-type="string">
            <text:p>GEOGRAFIA <text:s text:c="40"/></text:p>
          </table:table-cell>
          <table:table-cell office:value-type="string">
            <text:p>Géocarrefour (Ly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49</text:p>
          </table:table-cell>
          <table:table-cell office:value-type="string">
            <text:p>GEOGRAFIA <text:s text:c="40"/></text:p>
          </table:table-cell>
          <table:table-cell office:value-type="string">
            <text:p>Geocarto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GEOGRAFIA <text:s text:c="40"/></text:p>
          </table:table-cell>
          <table:table-cell office:value-type="string">
            <text:p>Geochimica Brasilien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00X</text:p>
          </table:table-cell>
          <table:table-cell office:value-type="string">
            <text:p>GEOGRAFIA <text:s text:c="40"/></text:p>
          </table:table-cell>
          <table:table-cell office:value-type="string">
            <text:p>Geociências (São Paulo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82</text:p>
          </table:table-cell>
          <table:table-cell office:value-type="string">
            <text:p>GEOGRAFIA <text:s text:c="40"/></text:p>
          </table:table-cell>
          <table:table-cell office:value-type="string">
            <text:p>Geociências (UNE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GEOGRAFIA <text:s text:c="40"/></text:p>
          </table:table-cell>
          <table:table-cell office:value-type="string">
            <text:p>Geoderma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11</text:p>
          </table:table-cell>
          <table:table-cell office:value-type="string">
            <text:p>GEOGRAFIA <text:s text:c="40"/></text:p>
          </table:table-cell>
          <table:table-cell office:value-type="string">
            <text:p>Geodésia On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5-3111</text:p>
          </table:table-cell>
          <table:table-cell office:value-type="string">
            <text:p>GEOGRAFIA <text:s text:c="40"/></text:p>
          </table:table-cell>
          <table:table-cell office:value-type="string">
            <text:p>Geodinamica Acta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5157</text:p>
          </table:table-cell>
          <table:table-cell office:value-type="string">
            <text:p>GEOGRAFIA <text:s text:c="40"/></text:p>
          </table:table-cell>
          <table:table-cell office:value-type="string">
            <text:p>Geofocus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185</text:p>
          </table:table-cell>
          <table:table-cell office:value-type="string">
            <text:p>GEOGRAFIA <text:s text:c="40"/></text:p>
          </table:table-cell>
          <table:table-cell office:value-type="string">
            <text:p>Geoforu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81</text:p>
          </table:table-cell>
          <table:table-cell office:value-type="string">
            <text:p>GEOGRAFIA <text:s text:c="40"/></text:p>
          </table:table-cell>
          <table:table-cell office:value-type="string">
            <text:p>Geografando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002</text:p>
          </table:table-cell>
          <table:table-cell office:value-type="string">
            <text:p>GEOGRAFIA <text:s text:c="40"/></text:p>
          </table:table-cell>
          <table:table-cell office:value-type="string">
            <text:p>Geografares: Revista do Mestrado e do Departamento de Geografia, Centro de Ciências Humanas e Naturais, Universidade Federal do Espirito Sa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88</text:p>
          </table:table-cell>
          <table:table-cell office:value-type="string">
            <text:p>GEOGRAFIA <text:s text:c="40"/></text:p>
          </table:table-cell>
          <table:table-cell office:value-type="string">
            <text:p>Geografia (Londri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GEOGRAFIA <text:s text:c="40"/></text:p>
          </table:table-cell>
          <table:table-cell office:value-type="string">
            <text:p>Geografia (Rio Claro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049</text:p>
          </table:table-cell>
          <table:table-cell office:value-type="string">
            <text:p>GEOGRAFIA <text:s text:c="40"/></text:p>
          </table:table-cell>
          <table:table-cell office:value-type="string">
            <text:p>Geografia (UFP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553</text:p>
          </table:table-cell>
          <table:table-cell office:value-type="string">
            <text:p>GEOGRAFIA <text:s text:c="40"/></text:p>
          </table:table-cell>
          <table:table-cell office:value-type="string">
            <text:p>Geografia e Pesquisa (UNESP. Ourinh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543</text:p>
          </table:table-cell>
          <table:table-cell office:value-type="string">
            <text:p>GEOGRAFIA <text:s text:c="40"/></text:p>
          </table:table-cell>
          <table:table-cell office:value-type="string">
            <text:p>Geografia Econômica (Florianó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367</text:p>
          </table:table-cell>
          <table:table-cell office:value-type="string">
            <text:p>GEOGRAFIA <text:s text:c="40"/></text:p>
          </table:table-cell>
          <table:table-cell office:value-type="string">
            <text:p>Geografia em Atos (UNE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GRAFIA <text:s text:c="40"/></text:p>
          </table:table-cell>
          <table:table-cell office:value-type="string">
            <text:p>Geografia em Qu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38</text:p>
          </table:table-cell>
          <table:table-cell office:value-type="string">
            <text:p>GEOGRAFIA <text:s text:c="40"/></text:p>
          </table:table-cell>
          <table:table-cell office:value-type="string">
            <text:p>Geografia. Ensino &amp; Pesquisa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58</text:p>
          </table:table-cell>
          <table:table-cell office:value-type="string">
            <text:p>GEOGRAFIA <text:s text:c="40"/></text:p>
          </table:table-cell>
          <table:table-cell office:value-type="string">
            <text:p>Geografias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793</text:p>
          </table:table-cell>
          <table:table-cell office:value-type="string">
            <text:p>GEOGRAFIA <text:s text:c="40"/></text:p>
          </table:table-cell>
          <table:table-cell office:value-type="string">
            <text:p>GEOgraphia (UFF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398</text:p>
          </table:table-cell>
          <table:table-cell office:value-type="string">
            <text:p>GEOGRAFIA <text:s text:c="40"/></text:p>
          </table:table-cell>
          <table:table-cell office:value-type="string">
            <text:p>Geographical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5-0354</text:p>
          </table:table-cell>
          <table:table-cell office:value-type="string">
            <text:p>GEOGRAFIA <text:s text:c="40"/></text:p>
          </table:table-cell>
          <table:table-cell office:value-type="string">
            <text:p>Géographie et Cultures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035</text:p>
          </table:table-cell>
          <table:table-cell office:value-type="string">
            <text:p>GEOGRAFIA <text:s text:c="40"/></text:p>
          </table:table-cell>
          <table:table-cell office:value-type="string">
            <text:p>Geography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6540</text:p>
          </table:table-cell>
          <table:table-cell office:value-type="string">
            <text:p>GEOGRAFIA <text:s text:c="40"/></text:p>
          </table:table-cell>
          <table:table-cell office:value-type="string">
            <text:p>GeoInova (Lisbo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997</text:p>
          </table:table-cell>
          <table:table-cell office:value-type="string">
            <text:p>GEOGRAFIA <text:s text:c="40"/></text:p>
          </table:table-cell>
          <table:table-cell office:value-type="string">
            <text:p>Geojandaia (Jandaia do Su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2521</text:p>
          </table:table-cell>
          <table:table-cell office:value-type="string">
            <text:p>GEOGRAFIA <text:s text:c="40"/></text:p>
          </table:table-cell>
          <table:table-cell office:value-type="string">
            <text:p>Geo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4X</text:p>
          </table:table-cell>
          <table:table-cell office:value-type="string">
            <text:p>GEOGRAFIA <text:s text:c="40"/></text:p>
          </table:table-cell>
          <table:table-cell office:value-type="string">
            <text:p>Geologia USP. Série Científ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097</text:p>
          </table:table-cell>
          <table:table-cell office:value-type="string">
            <text:p>GEOGRAFIA <text:s text:c="40"/></text:p>
          </table:table-cell>
          <table:table-cell office:value-type="string">
            <text:p>Geomática (Santa Mari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6-5304</text:p>
          </table:table-cell>
          <table:table-cell office:value-type="string">
            <text:p>GEOGRAFIA <text:s text:c="40"/></text:p>
          </table:table-cell>
          <table:table-cell office:value-type="string">
            <text:p>Géomorphologie (Pari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55X</text:p>
          </table:table-cell>
          <table:table-cell office:value-type="string">
            <text:p>GEOGRAFIA <text:s text:c="40"/></text:p>
          </table:table-cell>
          <table:table-cell office:value-type="string">
            <text:p>Geomorpholog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86</text:p>
          </table:table-cell>
          <table:table-cell office:value-type="string">
            <text:p>GEOGRAFIA <text:s text:c="40"/></text:p>
          </table:table-cell>
          <table:table-cell office:value-type="string">
            <text:p>Geonom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59</text:p>
          </table:table-cell>
          <table:table-cell office:value-type="string">
            <text:p>GEOGRAFIA <text:s text:c="40"/></text:p>
          </table:table-cell>
          <table:table-cell office:value-type="string">
            <text:p>Geonordeste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646</text:p>
          </table:table-cell>
          <table:table-cell office:value-type="string">
            <text:p>GEOGRAFIA <text:s text:c="40"/></text:p>
          </table:table-cell>
          <table:table-cell office:value-type="string">
            <text:p>Geonotas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GEOGRAFIA <text:s text:c="40"/></text:p>
          </table:table-cell>
          <table:table-cell office:value-type="string">
            <text:p>Geophysical Research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44</text:p>
          </table:table-cell>
          <table:table-cell office:value-type="string">
            <text:p>GEOGRAFIA <text:s text:c="40"/></text:p>
          </table:table-cell>
          <table:table-cell office:value-type="string">
            <text:p>GeoPuc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GEOGRAFIA <text:s text:c="40"/></text:p>
          </table:table-cell>
          <table:table-cell office:value-type="string">
            <text:p>Geosul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9522</text:p>
          </table:table-cell>
          <table:table-cell office:value-type="string">
            <text:p>GEOGRAFIA <text:s text:c="40"/></text:p>
          </table:table-cell>
          <table:table-cell office:value-type="string">
            <text:p>Geotecnia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9X</text:p>
          </table:table-cell>
          <table:table-cell office:value-type="string">
            <text:p>GEOGRAFIA <text:s text:c="40"/></text:p>
          </table:table-cell>
          <table:table-cell office:value-type="string">
            <text:p>Geotextos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16</text:p>
          </table:table-cell>
          <table:table-cell office:value-type="string">
            <text:p>GEOGRAFIA <text:s text:c="40"/></text:p>
          </table:table-cell>
          <table:table-cell office:value-type="string">
            <text:p>Geousp (U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GEOGRAFIA <text:s text:c="40"/></text:p>
          </table:table-cell>
          <table:table-cell office:value-type="string">
            <text:p>Gerenciamento Costeiro Integrad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181</text:p>
          </table:table-cell>
          <table:table-cell office:value-type="string">
            <text:p>GEOGRAFIA <text:s text:c="40"/></text:p>
          </table:table-cell>
          <table:table-cell office:value-type="string">
            <text:p>Global and Planetary Chang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GEOGRAFIA <text:s text:c="40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3-3739</text:p>
          </table:table-cell>
          <table:table-cell office:value-type="string">
            <text:p>GEOGRAFIA <text:s text:c="40"/></text:p>
          </table:table-cell>
          <table:table-cell office:value-type="string">
            <text:p>Global Environ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975</text:p>
          </table:table-cell>
          <table:table-cell office:value-type="string">
            <text:p>GEOGRAFIA <text:s text:c="40"/></text:p>
          </table:table-cell>
          <table:table-cell office:value-type="string">
            <text:p>Gravel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268</text:p>
          </table:table-cell>
          <table:table-cell office:value-type="string">
            <text:p>GEOGRAFIA <text:s text:c="40"/></text:p>
          </table:table-cell>
          <table:table-cell office:value-type="string">
            <text:p>Grifos (UNO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832</text:p>
          </table:table-cell>
          <table:table-cell office:value-type="string">
            <text:p>GEOGRAFIA <text:s text:c="40"/></text:p>
          </table:table-cell>
          <table:table-cell office:value-type="string">
            <text:p>Grumo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50X</text:p>
          </table:table-cell>
          <table:table-cell office:value-type="string">
            <text:p>GEOGRAFIA <text:s text:c="40"/></text:p>
          </table:table-cell>
          <table:table-cell office:value-type="string">
            <text:p>Guairac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61</text:p>
          </table:table-cell>
          <table:table-cell office:value-type="string">
            <text:p>GEOGRAFIA <text:s text:c="40"/></text:p>
          </table:table-cell>
          <table:table-cell office:value-type="string">
            <text:p>Guanicu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8-487X</text:p>
          </table:table-cell>
          <table:table-cell office:value-type="string">
            <text:p>GEOGRAFIA <text:s text:c="40"/></text:p>
          </table:table-cell>
          <table:table-cell office:value-type="string">
            <text:p>Hérodote (Pari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74</text:p>
          </table:table-cell>
          <table:table-cell office:value-type="string">
            <text:p>GEOGRAFIA <text:s text:c="40"/></text:p>
          </table:table-cell>
          <table:table-cell office:value-type="string">
            <text:p>História (UNESP. Impresso) (Cessou em 200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83</text:p>
          </table:table-cell>
          <table:table-cell office:value-type="string">
            <text:p>GEOGRAFIA <text:s text:c="40"/></text:p>
          </table:table-cell>
          <table:table-cell office:value-type="string">
            <text:p>História e-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GEOGRAFIA <text:s text:c="40"/></text:p>
          </table:table-cell>
          <table:table-cell office:value-type="string">
            <text:p>História Revist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GEOGRAFIA <text:s text:c="40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2877</text:p>
          </table:table-cell>
          <table:table-cell office:value-type="string">
            <text:p>GEOGRAFIA <text:s text:c="40"/></text:p>
          </table:table-cell>
          <table:table-cell office:value-type="string">
            <text:p>Hoehne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634</text:p>
          </table:table-cell>
          <table:table-cell office:value-type="string">
            <text:p>GEOGRAFIA <text:s text:c="40"/></text:p>
          </table:table-cell>
          <table:table-cell office:value-type="string">
            <text:p>Holos (Nata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21</text:p>
          </table:table-cell>
          <table:table-cell office:value-type="string">
            <text:p>GEOGRAFIA <text:s text:c="40"/></text:p>
          </table:table-cell>
          <table:table-cell office:value-type="string">
            <text:p>Holos Environment (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GEOGRAFIA <text:s text:c="40"/></text:p>
          </table:table-cell>
          <table:table-cell office:value-type="string">
            <text:p>HOLOS Environ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GEOGRAFIA <text:s text:c="40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839</text:p>
          </table:table-cell>
          <table:table-cell office:value-type="string">
            <text:p>GEOGRAFIA <text:s text:c="40"/></text:p>
          </table:table-cell>
          <table:table-cell office:value-type="string">
            <text:p>Human Ecology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2-7786</text:p>
          </table:table-cell>
          <table:table-cell office:value-type="string">
            <text:p>GEOGRAFIA <text:s text:c="40"/></text:p>
          </table:table-cell>
          <table:table-cell office:value-type="string">
            <text:p>Human Geograph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28</text:p>
          </table:table-cell>
          <table:table-cell office:value-type="string">
            <text:p>GEOGRAFIA <text:s text:c="40"/></text:p>
          </table:table-cell>
          <table:table-cell office:value-type="string">
            <text:p>Humanidades &amp; Tecnologia em Revista (FIN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99</text:p>
          </table:table-cell>
          <table:table-cell office:value-type="string">
            <text:p>GEOGRAFIA <text:s text:c="40"/></text:p>
          </table:table-cell>
          <table:table-cell office:value-type="string">
            <text:p>Humanidades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087</text:p>
          </table:table-cell>
          <table:table-cell office:value-type="string">
            <text:p>GEOGRAFIA <text:s text:c="40"/></text:p>
          </table:table-cell>
          <table:table-cell office:value-type="string">
            <text:p>Hydrological Proces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5606</text:p>
          </table:table-cell>
          <table:table-cell office:value-type="string">
            <text:p>GEOGRAFIA <text:s text:c="40"/></text:p>
          </table:table-cell>
          <table:table-cell office:value-type="string">
            <text:p>Hydrology and Earth System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26</text:p>
          </table:table-cell>
          <table:table-cell office:value-type="string">
            <text:p>GEOGRAFIA <text:s text:c="40"/></text:p>
          </table:table-cell>
          <table:table-cell office:value-type="string">
            <text:p>Hygeia : Revista Brasileira de Geografia Médica e da Saúde (Uberlând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7815</text:p>
          </table:table-cell>
          <table:table-cell office:value-type="string">
            <text:p>GEOGRAFIA <text:s text:c="40"/></text:p>
          </table:table-cell>
          <table:table-cell office:value-type="string">
            <text:p>IAHS-AISH Publi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388</text:p>
          </table:table-cell>
          <table:table-cell office:value-type="string">
            <text:p>GEOGRAFIA <text:s text:c="40"/></text:p>
          </table:table-cell>
          <table:table-cell office:value-type="string">
            <text:p>Iberoamerican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911</text:p>
          </table:table-cell>
          <table:table-cell office:value-type="string">
            <text:p>GEOGRAFIA <text:s text:c="40"/></text:p>
          </table:table-cell>
          <table:table-cell office:value-type="string">
            <text:p>Ideação (Unioest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6743</text:p>
          </table:table-cell>
          <table:table-cell office:value-type="string">
            <text:p>GEOGRAFIA <text:s text:c="40"/></text:p>
          </table:table-cell>
          <table:table-cell office:value-type="string">
            <text:p>IDPR. International Development Planning Review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8X</text:p>
          </table:table-cell>
          <table:table-cell office:value-type="string">
            <text:p>GEOGRAFIA <text:s text:c="40"/></text:p>
          </table:table-cell>
          <table:table-cell office:value-type="string">
            <text:p>IEEE Geoscience and Remote Sensing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2892</text:p>
          </table:table-cell>
          <table:table-cell office:value-type="string">
            <text:p>GEOGRAFIA <text:s text:c="40"/></text:p>
          </table:table-cell>
          <table:table-cell office:value-type="string">
            <text:p>IEEE Transactions on Geoscience and Remote Sen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GEOGRAFIA <text:s text:c="40"/></text:p>
          </table:table-cell>
          <table:table-cell office:value-type="string">
            <text:p>Impulso (Piraci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4222</text:p>
          </table:table-cell>
          <table:table-cell office:value-type="string">
            <text:p>GEOGRAFIA <text:s text:c="40"/></text:p>
          </table:table-cell>
          <table:table-cell office:value-type="string">
            <text:p>Industry &amp; Higher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69X</text:p>
          </table:table-cell>
          <table:table-cell office:value-type="string">
            <text:p>GEOGRAFIA <text:s text:c="40"/></text:p>
          </table:table-cell>
          <table:table-cell office:value-type="string">
            <text:p>Infogeo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GEOGRAFIA <text:s text:c="40"/></text:p>
          </table:table-cell>
          <table:table-cell office:value-type="string">
            <text:p>Informações Econômic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035</text:p>
          </table:table-cell>
          <table:table-cell office:value-type="string">
            <text:p>GEOGRAFIA <text:s text:c="40"/></text:p>
          </table:table-cell>
          <table:table-cell office:value-type="string">
            <text:p>Informativo SB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673</text:p>
          </table:table-cell>
          <table:table-cell office:value-type="string">
            <text:p>GEOGRAFIA <text:s text:c="40"/></text:p>
          </table:table-cell>
          <table:table-cell office:value-type="string">
            <text:p>Informe Epidemiologico do SUS (Cessou em 2002. Cont. ISSN 1679-4974 Epidemiologia e Serviços de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43</text:p>
          </table:table-cell>
          <table:table-cell office:value-type="string">
            <text:p>GEOGRAFIA <text:s text:c="40"/></text:p>
          </table:table-cell>
          <table:table-cell office:value-type="string">
            <text:p>Iniciação Científica - CESU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60</text:p>
          </table:table-cell>
          <table:table-cell office:value-type="string">
            <text:p>GEOGRAFIA <text:s text:c="40"/></text:p>
          </table:table-cell>
          <table:table-cell office:value-type="string">
            <text:p>Intellector (CENEGRI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36</text:p>
          </table:table-cell>
          <table:table-cell office:value-type="string">
            <text:p>GEOGRAFIA <text:s text:c="40"/></text:p>
          </table:table-cell>
          <table:table-cell office:value-type="string">
            <text:p>Inter-ação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GEOGRAFIA <text:s text:c="40"/></text:p>
          </table:table-cell>
          <table:table-cell office:value-type="string">
            <text:p>Interações (UCD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2-1169</text:p>
          </table:table-cell>
          <table:table-cell office:value-type="string">
            <text:p>GEOGRAFIA <text:s text:c="40"/></text:p>
          </table:table-cell>
          <table:table-cell office:value-type="string">
            <text:p>Interaction (Namu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GEOGRAFIA <text:s text:c="40"/></text:p>
          </table:table-cell>
          <table:table-cell office:value-type="string">
            <text:p>Interagir (UE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GEOGRAFIA <text:s text:c="40"/></text:p>
          </table:table-cell>
          <table:table-cell office:value-type="string">
            <text:p>Interciencia (Carac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62</text:p>
          </table:table-cell>
          <table:table-cell office:value-type="string">
            <text:p>GEOGRAFIA <text:s text:c="40"/></text:p>
          </table:table-cell>
          <table:table-cell office:value-type="string">
            <text:p>Interface (Porto Nacion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GEOGRAFIA <text:s text:c="40"/></text:p>
          </table:table-cell>
          <table:table-cell office:value-type="string">
            <text:p>InterfacEHS (Ed. portuguê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GEOGRAFIA <text:s text:c="40"/></text:p>
          </table:table-cell>
          <table:table-cell office:value-type="string">
            <text:p>Interfaces Brasil/Canadá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94</text:p>
          </table:table-cell>
          <table:table-cell office:value-type="string">
            <text:p>GEOGRAFIA <text:s text:c="40"/></text:p>
          </table:table-cell>
          <table:table-cell office:value-type="string">
            <text:p>Intergeo (Cuiab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1303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Action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8432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Applied Earth Observation and Geoinform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9876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Environment and Waste Manage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2132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Environmental Technology and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16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Geographical Informa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72X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Health Geo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5901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Remote Sensing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7866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Sediment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317</text:p>
          </table:table-cell>
          <table:table-cell office:value-type="string">
            <text:p>GEOGRAFIA <text:s text:c="40"/></text:p>
          </table:table-cell>
          <table:table-cell office:value-type="string">
            <text:p>International Journal of Urban and Region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5479</text:p>
          </table:table-cell>
          <table:table-cell office:value-type="string">
            <text:p>GEOGRAFIA <text:s text:c="40"/></text:p>
          </table:table-cell>
          <table:table-cell office:value-type="string">
            <text:p>International Labor and Working Class Histo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8-2046</text:p>
          </table:table-cell>
          <table:table-cell office:value-type="string">
            <text:p>GEOGRAFIA <text:s text:c="40"/></text:p>
          </table:table-cell>
          <table:table-cell office:value-type="string">
            <text:p>International Research in Geographical and Environmental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GEOGRAFIA <text:s text:c="40"/></text:p>
          </table:table-cell>
          <table:table-cell office:value-type="string">
            <text:p>INTERthesis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GRAFIA <text:s text:c="40"/></text:p>
          </table:table-cell>
          <table:table-cell office:value-type="string">
            <text:p>Intrerfa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611</text:p>
          </table:table-cell>
          <table:table-cell office:value-type="string">
            <text:p>GEOGRAFIA <text:s text:c="40"/></text:p>
          </table:table-cell>
          <table:table-cell office:value-type="string">
            <text:p>Investigaciones Geográficas - Instituto de Geografía. Universidad Nacional Autónoma de Méxic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GEOGRAFIA <text:s text:c="40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GEOGRAFIA <text:s text:c="40"/></text:p>
          </table:table-cell>
          <table:table-cell office:value-type="string">
            <text:p>IP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GRAFIA <text:s text:c="40"/></text:p>
          </table:table-cell>
          <table:table-cell office:value-type="string">
            <text:p>Jornal d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1963</text:p>
          </table:table-cell>
          <table:table-cell office:value-type="string">
            <text:p>GEOGRAFIA <text:s text:c="40"/></text:p>
          </table:table-cell>
          <table:table-cell office:value-type="string">
            <text:p>Journal of Arid Environ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0-0350</text:p>
          </table:table-cell>
          <table:table-cell office:value-type="string">
            <text:p>GEOGRAFIA <text:s text:c="40"/></text:p>
          </table:table-cell>
          <table:table-cell office:value-type="string">
            <text:p>Journal of Coastal Conserv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GEOGRAFIA <text:s text:c="40"/></text:p>
          </table:table-cell>
          <table:table-cell office:value-type="string">
            <text:p>Journal of Coas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2247</text:p>
          </table:table-cell>
          <table:table-cell office:value-type="string">
            <text:p>GEOGRAFIA <text:s text:c="40"/></text:p>
          </table:table-cell>
          <table:table-cell office:value-type="string">
            <text:p>Journal of Drug Delivery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GEOGRAFIA <text:s text:c="40"/></text:p>
          </table:table-cell>
          <table:table-cell office:value-type="string">
            <text:p>Journal of Environmental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GEOGRAFIA <text:s text:c="40"/></text:p>
          </table:table-cell>
          <table:table-cell office:value-type="string">
            <text:p>Journal of Hazardous Material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88</text:p>
          </table:table-cell>
          <table:table-cell office:value-type="string">
            <text:p>GEOGRAFIA <text:s text:c="40"/></text:p>
          </table:table-cell>
          <table:table-cell office:value-type="string">
            <text:p>Journal of Historical Ge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6150</text:p>
          </table:table-cell>
          <table:table-cell office:value-type="string">
            <text:p>GEOGRAFIA <text:s text:c="40"/></text:p>
          </table:table-cell>
          <table:table-cell office:value-type="string">
            <text:p>Journal of Peasant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GEOGRAFIA <text:s text:c="40"/></text:p>
          </table:table-cell>
          <table:table-cell office:value-type="string">
            <text:p>Journal of South American Earth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8877</text:p>
          </table:table-cell>
          <table:table-cell office:value-type="string">
            <text:p>GEOGRAFIA <text:s text:c="40"/></text:p>
          </table:table-cell>
          <table:table-cell office:value-type="string">
            <text:p>Kant-Studie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8-5500</text:p>
          </table:table-cell>
          <table:table-cell office:value-type="string">
            <text:p>GEOGRAFIA <text:s text:c="40"/></text:p>
          </table:table-cell>
          <table:table-cell office:value-type="string">
            <text:p>L'Espace Politiqu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2-1692</text:p>
          </table:table-cell>
          <table:table-cell office:value-type="string">
            <text:p>GEOGRAFIA <text:s text:c="40"/></text:p>
          </table:table-cell>
          <table:table-cell office:value-type="string">
            <text:p>L'Ordinaire Latino-América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674</text:p>
          </table:table-cell>
          <table:table-cell office:value-type="string">
            <text:p>GEOGRAFIA <text:s text:c="40"/></text:p>
          </table:table-cell>
          <table:table-cell office:value-type="string">
            <text:p>Labirinto (UNI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82X</text:p>
          </table:table-cell>
          <table:table-cell office:value-type="string">
            <text:p>GEOGRAFIA <text:s text:c="40"/></text:p>
          </table:table-cell>
          <table:table-cell office:value-type="string">
            <text:p>Latin American Perspectiv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791</text:p>
          </table:table-cell>
          <table:table-cell office:value-type="string">
            <text:p>GEOGRAFIA <text:s text:c="40"/></text:p>
          </table:table-cell>
          <table:table-cell office:value-type="string">
            <text:p>Latin American Research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0-6260</text:p>
          </table:table-cell>
          <table:table-cell office:value-type="string">
            <text:p>GEOGRAFIA <text:s text:c="40"/></text:p>
          </table:table-cell>
          <table:table-cell office:value-type="string">
            <text:p>Le Monde Diplomatiqu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GEOGRAFIA <text:s text:c="40"/></text:p>
          </table:table-cell>
          <table:table-cell office:value-type="string">
            <text:p>Lecturas Educación Física y Depor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5834</text:p>
          </table:table-cell>
          <table:table-cell office:value-type="string">
            <text:p>GEOGRAFIA <text:s text:c="40"/></text:p>
          </table:table-cell>
          <table:table-cell office:value-type="string">
            <text:p>Les Cahiers d' Outre-M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18</text:p>
          </table:table-cell>
          <table:table-cell office:value-type="string">
            <text:p>GEOGRAFIA <text:s text:c="40"/></text:p>
          </table:table-cell>
          <table:table-cell office:value-type="string">
            <text:p>Libertas (UFJF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5919</text:p>
          </table:table-cell>
          <table:table-cell office:value-type="string">
            <text:p>GEOGRAFIA <text:s text:c="40"/></text:p>
          </table:table-cell>
          <table:table-cell office:value-type="string">
            <text:p>Limes (Santiag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45X</text:p>
          </table:table-cell>
          <table:table-cell office:value-type="string">
            <text:p>GEOGRAFIA <text:s text:c="40"/></text:p>
          </table:table-cell>
          <table:table-cell office:value-type="string">
            <text:p>Luminária (União da 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413</text:p>
          </table:table-cell>
          <table:table-cell office:value-type="string">
            <text:p>GEOGRAFIA <text:s text:c="40"/></text:p>
          </table:table-cell>
          <table:table-cell office:value-type="string">
            <text:p>Luso-Brazilian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100</text:p>
          </table:table-cell>
          <table:table-cell office:value-type="string">
            <text:p>GEOGRAFIA <text:s text:c="40"/></text:p>
          </table:table-cell>
          <table:table-cell office:value-type="string">
            <text:p>Lutas &amp; Resist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4X</text:p>
          </table:table-cell>
          <table:table-cell office:value-type="string">
            <text:p>GEOGRAFIA <text:s text:c="40"/></text:p>
          </table:table-cell>
          <table:table-cell office:value-type="string">
            <text:p>Lutas Sociais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7298</text:p>
          </table:table-cell>
          <table:table-cell office:value-type="string">
            <text:p>GEOGRAFIA <text:s text:c="40"/></text:p>
          </table:table-cell>
          <table:table-cell office:value-type="string">
            <text:p>M@ppemonde (En lig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952</text:p>
          </table:table-cell>
          <table:table-cell office:value-type="string">
            <text:p>GEOGRAFIA <text:s text:c="40"/></text:p>
          </table:table-cell>
          <table:table-cell office:value-type="string">
            <text:p>Maestria (Sete Lag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87</text:p>
          </table:table-cell>
          <table:table-cell office:value-type="string">
            <text:p>GEOGRAFIA <text:s text:c="40"/></text:p>
          </table:table-cell>
          <table:table-cell office:value-type="string">
            <text:p>Maquinações (U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1019</text:p>
          </table:table-cell>
          <table:table-cell office:value-type="string">
            <text:p>GEOGRAFIA <text:s text:c="40"/></text:p>
          </table:table-cell>
          <table:table-cell office:value-type="string">
            <text:p>Marine Biology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27</text:p>
          </table:table-cell>
          <table:table-cell office:value-type="string">
            <text:p>GEOGRAFIA <text:s text:c="40"/></text:p>
          </table:table-cell>
          <table:table-cell office:value-type="string">
            <text:p>Mediação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64</text:p>
          </table:table-cell>
          <table:table-cell office:value-type="string">
            <text:p>GEOGRAFIA <text:s text:c="40"/></text:p>
          </table:table-cell>
          <table:table-cell office:value-type="string">
            <text:p>Mediação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6X</text:p>
          </table:table-cell>
          <table:table-cell office:value-type="string">
            <text:p>GEOGRAFIA <text:s text:c="40"/></text:p>
          </table:table-cell>
          <table:table-cell office:value-type="string">
            <text:p>Mediação (UEG. Pires do Ri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GEOGRAFIA <text:s text:c="40"/></text:p>
          </table:table-cell>
          <table:table-cell office:value-type="string">
            <text:p>Medical Mycology (Oxford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31</text:p>
          </table:table-cell>
          <table:table-cell office:value-type="string">
            <text:p>GEOGRAFIA <text:s text:c="40"/></text:p>
          </table:table-cell>
          <table:table-cell office:value-type="string">
            <text:p>Memoirs of the New York Botanical Garde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GEOGRAFIA <text:s text:c="40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GEOGRAFIA <text:s text:c="40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201</text:p>
          </table:table-cell>
          <table:table-cell office:value-type="string">
            <text:p>GEOGRAFIA <text:s text:c="40"/></text:p>
          </table:table-cell>
          <table:table-cell office:value-type="string">
            <text:p>Mercator (Fortaleza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329</text:p>
          </table:table-cell>
          <table:table-cell office:value-type="string">
            <text:p>GEOGRAFIA <text:s text:c="40"/></text:p>
          </table:table-cell>
          <table:table-cell office:value-type="string">
            <text:p>Mercator (UF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GEOGRAFIA <text:s text:c="40"/></text:p>
          </table:table-cell>
          <table:table-cell office:value-type="string">
            <text:p>Micron (Oxford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5-7367</text:p>
          </table:table-cell>
          <table:table-cell office:value-type="string">
            <text:p>GEOGRAFIA <text:s text:c="40"/></text:p>
          </table:table-cell>
          <table:table-cell office:value-type="string">
            <text:p>Migrations Société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8-4680</text:p>
          </table:table-cell>
          <table:table-cell office:value-type="string">
            <text:p>GEOGRAFIA <text:s text:c="40"/></text:p>
          </table:table-cell>
          <table:table-cell office:value-type="string">
            <text:p>Mitteilungen - Internationale Vereinigung fur Theoretische und Angewandte Limn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26</text:p>
          </table:table-cell>
          <table:table-cell office:value-type="string">
            <text:p>GEOGRAFIA <text:s text:c="40"/></text:p>
          </table:table-cell>
          <table:table-cell office:value-type="string">
            <text:p>Montagem (CUML. Ribeirão Pre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49</text:p>
          </table:table-cell>
          <table:table-cell office:value-type="string">
            <text:p>GEOGRAFIA <text:s text:c="40"/></text:p>
          </table:table-cell>
          <table:table-cell office:value-type="string">
            <text:p>Musas (IPHA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030X</text:p>
          </table:table-cell>
          <table:table-cell office:value-type="string">
            <text:p>GEOGRAFIA <text:s text:c="40"/></text:p>
          </table:table-cell>
          <table:table-cell office:value-type="string">
            <text:p>Natural Hazards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840</text:p>
          </table:table-cell>
          <table:table-cell office:value-type="string">
            <text:p>GEOGRAFIA <text:s text:c="40"/></text:p>
          </table:table-cell>
          <table:table-cell office:value-type="string">
            <text:p>Natural Hazard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GEOGRAFIA <text:s text:c="40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357</text:p>
          </table:table-cell>
          <table:table-cell office:value-type="string">
            <text:p>GEOGRAFIA <text:s text:c="40"/></text:p>
          </table:table-cell>
          <table:table-cell office:value-type="string">
            <text:p>Nature Precedin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GEOGRAFIA <text:s text:c="40"/></text:p>
          </table:table-cell>
          <table:table-cell office:value-type="string">
            <text:p>Neotropical Ichthy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4079</text:p>
          </table:table-cell>
          <table:table-cell office:value-type="string">
            <text:p>GEOGRAFIA <text:s text:c="40"/></text:p>
          </table:table-cell>
          <table:table-cell office:value-type="string">
            <text:p>New Scientist (1971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7939</text:p>
          </table:table-cell>
          <table:table-cell office:value-type="string">
            <text:p>GEOGRAFIA <text:s text:c="40"/></text:p>
          </table:table-cell>
          <table:table-cell office:value-type="string">
            <text:p>New Zealand Geographer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182X</text:p>
          </table:table-cell>
          <table:table-cell office:value-type="string">
            <text:p>GEOGRAFIA <text:s text:c="40"/></text:p>
          </table:table-cell>
          <table:table-cell office:value-type="string">
            <text:p>Norois (Ca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919</text:p>
          </table:table-cell>
          <table:table-cell office:value-type="string">
            <text:p>GEOGRAFIA <text:s text:c="40"/></text:p>
          </table:table-cell>
          <table:table-cell office:value-type="string">
            <text:p>Noticia Bibliográfica e Histórica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51</text:p>
          </table:table-cell>
          <table:table-cell office:value-type="string">
            <text:p>GEOGRAFIA <text:s text:c="40"/></text:p>
          </table:table-cell>
          <table:table-cell office:value-type="string">
            <text:p>Nova Economia (UFM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81</text:p>
          </table:table-cell>
          <table:table-cell office:value-type="string">
            <text:p>GEOGRAFIA <text:s text:c="40"/></text:p>
          </table:table-cell>
          <table:table-cell office:value-type="string">
            <text:p>Novos Cadernos NA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25</text:p>
          </table:table-cell>
          <table:table-cell office:value-type="string">
            <text:p>GEOGRAFIA <text:s text:c="40"/></text:p>
          </table:table-cell>
          <table:table-cell office:value-type="string">
            <text:p>O Alferes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56</text:p>
          </table:table-cell>
          <table:table-cell office:value-type="string">
            <text:p>GEOGRAFIA <text:s text:c="40"/></text:p>
          </table:table-cell>
          <table:table-cell office:value-type="string">
            <text:p>O Carste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GEOGRAFIA <text:s text:c="40"/></text:p>
          </table:table-cell>
          <table:table-cell office:value-type="string">
            <text:p>O Mundo da Saúde (CU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81</text:p>
          </table:table-cell>
          <table:table-cell office:value-type="string">
            <text:p>GEOGRAFIA <text:s text:c="40"/></text:p>
          </table:table-cell>
          <table:table-cell office:value-type="string">
            <text:p>O Público e o Privado (UE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GEOGRAFIA <text:s text:c="40"/></text:p>
          </table:table-cell>
          <table:table-cell office:value-type="string">
            <text:p>O Social em Qu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33</text:p>
          </table:table-cell>
          <table:table-cell office:value-type="string">
            <text:p>GEOGRAFIA <text:s text:c="40"/></text:p>
          </table:table-cell>
          <table:table-cell office:value-type="string">
            <text:p>Observatório Quilomb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3282</text:p>
          </table:table-cell>
          <table:table-cell office:value-type="string">
            <text:p>GEOGRAFIA <text:s text:c="40"/></text:p>
          </table:table-cell>
          <table:table-cell office:value-type="string">
            <text:p>Observatorio Social de América Lat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35</text:p>
          </table:table-cell>
          <table:table-cell office:value-type="string">
            <text:p>GEOGRAFIA <text:s text:c="40"/></text:p>
          </table:table-cell>
          <table:table-cell office:value-type="string">
            <text:p>Oik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878</text:p>
          </table:table-cell>
          <table:table-cell office:value-type="string">
            <text:p>GEOGRAFIA <text:s text:c="40"/></text:p>
          </table:table-cell>
          <table:table-cell office:value-type="string">
            <text:p>Okara : Geografia em Debate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GEOGRAFIA <text:s text:c="40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84</text:p>
          </table:table-cell>
          <table:table-cell office:value-type="string">
            <text:p>GEOGRAFIA <text:s text:c="40"/></text:p>
          </table:table-cell>
          <table:table-cell office:value-type="string">
            <text:p>Olam: Ciência &amp; Tecnologia (Rio Clar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63</text:p>
          </table:table-cell>
          <table:table-cell office:value-type="string">
            <text:p>GEOGRAFIA <text:s text:c="40"/></text:p>
          </table:table-cell>
          <table:table-cell office:value-type="string">
            <text:p>Omnia Saúde (FA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75</text:p>
          </table:table-cell>
          <table:table-cell office:value-type="string">
            <text:p>GEOGRAFIA <text:s text:c="40"/></text:p>
          </table:table-cell>
          <table:table-cell office:value-type="string">
            <text:p>Oralidades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GEOGRAFIA <text:s text:c="40"/></text:p>
          </table:table-cell>
          <table:table-cell office:value-type="string">
            <text:p>Os Urbanit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19</text:p>
          </table:table-cell>
          <table:table-cell office:value-type="string">
            <text:p>GEOGRAFIA <text:s text:c="40"/></text:p>
          </table:table-cell>
          <table:table-cell office:value-type="string">
            <text:p>P@rte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670</text:p>
          </table:table-cell>
          <table:table-cell office:value-type="string">
            <text:p>GEOGRAFIA <text:s text:c="40"/></text:p>
          </table:table-cell>
          <table:table-cell office:value-type="string">
            <text:p>Página 22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098</text:p>
          </table:table-cell>
          <table:table-cell office:value-type="string">
            <text:p>GEOGRAFIA <text:s text:c="40"/></text:p>
          </table:table-cell>
          <table:table-cell office:value-type="string">
            <text:p>Paisagem e Ambien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434</text:p>
          </table:table-cell>
          <table:table-cell office:value-type="string">
            <text:p>GEOGRAFIA <text:s text:c="40"/></text:p>
          </table:table-cell>
          <table:table-cell office:value-type="string">
            <text:p>Paisagens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04</text:p>
          </table:table-cell>
          <table:table-cell office:value-type="string">
            <text:p>GEOGRAFIA <text:s text:c="40"/></text:p>
          </table:table-cell>
          <table:table-cell office:value-type="string">
            <text:p>Paisagens em Debate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182</text:p>
          </table:table-cell>
          <table:table-cell office:value-type="string">
            <text:p>GEOGRAFIA <text:s text:c="40"/></text:p>
          </table:table-cell>
          <table:table-cell office:value-type="string">
            <text:p>Palaeogeography, Palaeoclimatology, Palaeo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301</text:p>
          </table:table-cell>
          <table:table-cell office:value-type="string">
            <text:p>GEOGRAFIA <text:s text:c="40"/></text:p>
          </table:table-cell>
          <table:table-cell office:value-type="string">
            <text:p>Paleontologic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3299</text:p>
          </table:table-cell>
          <table:table-cell office:value-type="string">
            <text:p>GEOGRAFIA <text:s text:c="40"/></text:p>
          </table:table-cell>
          <table:table-cell office:value-type="string">
            <text:p>Pampa (Santa 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49</text:p>
          </table:table-cell>
          <table:table-cell office:value-type="string">
            <text:p>GEOGRAFIA <text:s text:c="40"/></text:p>
          </table:table-cell>
          <table:table-cell office:value-type="string">
            <text:p>Papéis Avulsos de Zoologia (USP.Museu de Zoolog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11</text:p>
          </table:table-cell>
          <table:table-cell office:value-type="string">
            <text:p>GEOGRAFIA <text:s text:c="40"/></text:p>
          </table:table-cell>
          <table:table-cell office:value-type="string">
            <text:p>Papers do NAEA (UFP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003</text:p>
          </table:table-cell>
          <table:table-cell office:value-type="string">
            <text:p>GEOGRAFIA <text:s text:c="40"/></text:p>
          </table:table-cell>
          <table:table-cell office:value-type="string">
            <text:p>Para Onde!?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GEOGRAFIA <text:s text:c="40"/></text:p>
          </table:table-cell>
          <table:table-cell office:value-type="string">
            <text:p>Parcerias Estratégicas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687</text:p>
          </table:table-cell>
          <table:table-cell office:value-type="string">
            <text:p>GEOGRAFIA <text:s text:c="40"/></text:p>
          </table:table-cell>
          <table:table-cell office:value-type="string">
            <text:p>Participe (UNIJU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121</text:p>
          </table:table-cell>
          <table:table-cell office:value-type="string">
            <text:p>GEOGRAFIA <text:s text:c="40"/></text:p>
          </table:table-cell>
          <table:table-cell office:value-type="string">
            <text:p>Pasos (El Sauz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967</text:p>
          </table:table-cell>
          <table:table-cell office:value-type="string">
            <text:p>GEOGRAFIA <text:s text:c="40"/></text:p>
          </table:table-cell>
          <table:table-cell office:value-type="string">
            <text:p>Patrimônio e Memória (UN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871</text:p>
          </table:table-cell>
          <table:table-cell office:value-type="string">
            <text:p>GEOGRAFIA <text:s text:c="40"/></text:p>
          </table:table-cell>
          <table:table-cell office:value-type="string">
            <text:p>Pegada (UNE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76</text:p>
          </table:table-cell>
          <table:table-cell office:value-type="string">
            <text:p>GEOGRAFIA <text:s text:c="40"/></text:p>
          </table:table-cell>
          <table:table-cell office:value-type="string">
            <text:p>Pensar a Prática (UF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69X</text:p>
          </table:table-cell>
          <table:table-cell office:value-type="string">
            <text:p>GEOGRAFIA <text:s text:c="40"/></text:p>
          </table:table-cell>
          <table:table-cell office:value-type="string">
            <text:p>Percurso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GEOGRAFIA <text:s text:c="40"/></text:p>
          </table:table-cell>
          <table:table-cell office:value-type="string">
            <text:p>Perspectiv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6X</text:p>
          </table:table-cell>
          <table:table-cell office:value-type="string">
            <text:p>GEOGRAFIA <text:s text:c="40"/></text:p>
          </table:table-cell>
          <table:table-cell office:value-type="string">
            <text:p>Perspectiva Geográ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GEOGRAFIA <text:s text:c="40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GEOGRAFIA <text:s text:c="40"/></text:p>
          </table:table-cell>
          <table:table-cell office:value-type="string">
            <text:p>Pesquisa Agropecuária Brasileir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GEOGRAFIA <text:s text:c="40"/></text:p>
          </table:table-cell>
          <table:table-cell office:value-type="string">
            <text:p>Pesquisa Agropecuár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49</text:p>
          </table:table-cell>
          <table:table-cell office:value-type="string">
            <text:p>GEOGRAFIA <text:s text:c="40"/></text:p>
          </table:table-cell>
          <table:table-cell office:value-type="string">
            <text:p>Pesquisa Antartica Brasilei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GEOGRAFIA <text:s text:c="40"/></text:p>
          </table:table-cell>
          <table:table-cell office:value-type="string">
            <text:p>Pesquisa em Educação Ambiental (UFSCa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GEOGRAFIA <text:s text:c="40"/></text:p>
          </table:table-cell>
          <table:table-cell office:value-type="string">
            <text:p>Pesquisa Veterinária Brasileir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375</text:p>
          </table:table-cell>
          <table:table-cell office:value-type="string">
            <text:p>GEOGRAFIA <text:s text:c="40"/></text:p>
          </table:table-cell>
          <table:table-cell office:value-type="string">
            <text:p>Pesquisas (Instituto de Geociências, Universidade Federal do Rio Grande do Sul) (Cessou em 1999. Cont. ISSN 1518-2398 Pesquisas em Geociências (UFRGS. 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806</text:p>
          </table:table-cell>
          <table:table-cell office:value-type="string">
            <text:p>GEOGRAFIA <text:s text:c="40"/></text:p>
          </table:table-cell>
          <table:table-cell office:value-type="string">
            <text:p>Pesquisas em Geociência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98</text:p>
          </table:table-cell>
          <table:table-cell office:value-type="string">
            <text:p>GEOGRAFIA <text:s text:c="40"/></text:p>
          </table:table-cell>
          <table:table-cell office:value-type="string">
            <text:p>Pesquisas em Geociências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3X</text:p>
          </table:table-cell>
          <table:table-cell office:value-type="string">
            <text:p>GEOGRAFIA <text:s text:c="40"/></text:p>
          </table:table-cell>
          <table:table-cell office:value-type="string">
            <text:p>Pesquisas em Turismo e Paisagens Cárs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641</text:p>
          </table:table-cell>
          <table:table-cell office:value-type="string">
            <text:p>GEOGRAFIA <text:s text:c="40"/></text:p>
          </table:table-cell>
          <table:table-cell office:value-type="string">
            <text:p>Pesquisas FUNCA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840X</text:p>
          </table:table-cell>
          <table:table-cell office:value-type="string">
            <text:p>GEOGRAFIA <text:s text:c="40"/></text:p>
          </table:table-cell>
          <table:table-cell office:value-type="string">
            <text:p>Pesquisas. Botân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229</text:p>
          </table:table-cell>
          <table:table-cell office:value-type="string">
            <text:p>GEOGRAFIA <text:s text:c="40"/></text:p>
          </table:table-cell>
          <table:table-cell office:value-type="string">
            <text:p>Petermanns Geographische Mitteilunge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36</text:p>
          </table:table-cell>
          <table:table-cell office:value-type="string">
            <text:p>GEOGRAFIA <text:s text:c="40"/></text:p>
          </table:table-cell>
          <table:table-cell office:value-type="string">
            <text:p>Philosophical Transactions - Royal Society. Biological Scienc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9357</text:p>
          </table:table-cell>
          <table:table-cell office:value-type="string">
            <text:p>GEOGRAFIA <text:s text:c="40"/></text:p>
          </table:table-cell>
          <table:table-cell office:value-type="string">
            <text:p>Planning Theory &amp;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66</text:p>
          </table:table-cell>
          <table:table-cell office:value-type="string">
            <text:p>GEOGRAFIA <text:s text:c="40"/></text:p>
          </table:table-cell>
          <table:table-cell office:value-type="string">
            <text:p>Pleiade (Uniaméri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865</text:p>
          </table:table-cell>
          <table:table-cell office:value-type="string">
            <text:p>GEOGRAFIA <text:s text:c="40"/></text:p>
          </table:table-cell>
          <table:table-cell office:value-type="string">
            <text:p>Plenarium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83</text:p>
          </table:table-cell>
          <table:table-cell office:value-type="string">
            <text:p>GEOGRAFIA <text:s text:c="40"/></text:p>
          </table:table-cell>
          <table:table-cell office:value-type="string">
            <text:p>Plurais (Aná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2X</text:p>
          </table:table-cell>
          <table:table-cell office:value-type="string">
            <text:p>GEOGRAFIA <text:s text:c="40"/></text:p>
          </table:table-cell>
          <table:table-cell office:value-type="string">
            <text:p>Poetics (Amsterda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2490</text:p>
          </table:table-cell>
          <table:table-cell office:value-type="string">
            <text:p>GEOGRAFIA <text:s text:c="40"/></text:p>
          </table:table-cell>
          <table:table-cell office:value-type="string">
            <text:p>Polarforschung (Bremerhav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1202</text:p>
          </table:table-cell>
          <table:table-cell office:value-type="string">
            <text:p>GEOGRAFIA <text:s text:c="40"/></text:p>
          </table:table-cell>
          <table:table-cell office:value-type="string">
            <text:p>Polígonos (Leó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554</text:p>
          </table:table-cell>
          <table:table-cell office:value-type="string">
            <text:p>GEOGRAFIA <text:s text:c="40"/></text:p>
          </table:table-cell>
          <table:table-cell office:value-type="string">
            <text:p>Polis (Santiago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GEOGRAFIA <text:s text:c="40"/></text:p>
          </table:table-cell>
          <table:table-cell office:value-type="string">
            <text:p>Política Democr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6298</text:p>
          </table:table-cell>
          <table:table-cell office:value-type="string">
            <text:p>GEOGRAFIA <text:s text:c="40"/></text:p>
          </table:table-cell>
          <table:table-cell office:value-type="string">
            <text:p>Political Ge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68</text:p>
          </table:table-cell>
          <table:table-cell office:value-type="string">
            <text:p>GEOGRAFIA <text:s text:c="40"/></text:p>
          </table:table-cell>
          <table:table-cell office:value-type="string">
            <text:p>Ponto de Vista (UF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41</text:p>
          </table:table-cell>
          <table:table-cell office:value-type="string">
            <text:p>GEOGRAFIA <text:s text:c="40"/></text:p>
          </table:table-cell>
          <table:table-cell office:value-type="string">
            <text:p>Ponto.Urbe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9-0039</text:p>
          </table:table-cell>
          <table:table-cell office:value-type="string">
            <text:p>GEOGRAFIA <text:s text:c="40"/></text:p>
          </table:table-cell>
          <table:table-cell office:value-type="string">
            <text:p>Population and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444</text:p>
          </table:table-cell>
          <table:table-cell office:value-type="string">
            <text:p>GEOGRAFIA <text:s text:c="40"/></text:p>
          </table:table-cell>
          <table:table-cell office:value-type="string">
            <text:p>Population, Space and Pla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546</text:p>
          </table:table-cell>
          <table:table-cell office:value-type="string">
            <text:p>GEOGRAFIA <text:s text:c="40"/></text:p>
          </table:table-cell>
          <table:table-cell office:value-type="string">
            <text:p>Portal de Cartograf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511</text:p>
          </table:table-cell>
          <table:table-cell office:value-type="string">
            <text:p>GEOGRAFIA <text:s text:c="40"/></text:p>
          </table:table-cell>
          <table:table-cell office:value-type="string">
            <text:p>Portal do São Francisco (CESVAS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GEOGRAFIA <text:s text:c="40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8-8289</text:p>
          </table:table-cell>
          <table:table-cell office:value-type="string">
            <text:p>GEOGRAFIA <text:s text:c="40"/></text:p>
          </table:table-cell>
          <table:table-cell office:value-type="string">
            <text:p>Pouvoirs Locaux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62</text:p>
          </table:table-cell>
          <table:table-cell office:value-type="string">
            <text:p>GEOGRAFIA <text:s text:c="40"/></text:p>
          </table:table-cell>
          <table:table-cell office:value-type="string">
            <text:p>Presença Pedagog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669</text:p>
          </table:table-cell>
          <table:table-cell office:value-type="string">
            <text:p>GEOGRAFIA <text:s text:c="40"/></text:p>
          </table:table-cell>
          <table:table-cell office:value-type="string">
            <text:p>Presente! (Centro de Estudos e Assessoria Pedagógi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2X</text:p>
          </table:table-cell>
          <table:table-cell office:value-type="string">
            <text:p>GEOGRAFIA <text:s text:c="40"/></text:p>
          </table:table-cell>
          <table:table-cell office:value-type="string">
            <text:p>Pretexto (Belo Horizon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091</text:p>
          </table:table-cell>
          <table:table-cell office:value-type="string">
            <text:p>GEOGRAFIA <text:s text:c="40"/></text:p>
          </table:table-cell>
          <table:table-cell office:value-type="string">
            <text:p>Primeira Versão (Instituto Paranaense de Desenvolvimento Econômico e Soci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84</text:p>
          </table:table-cell>
          <table:table-cell office:value-type="string">
            <text:p>GEOGRAFIA <text:s text:c="40"/></text:p>
          </table:table-cell>
          <table:table-cell office:value-type="string">
            <text:p>Principium (UNILESTEM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5-1333</text:p>
          </table:table-cell>
          <table:table-cell office:value-type="string">
            <text:p>GEOGRAFIA <text:s text:c="40"/></text:p>
          </table:table-cell>
          <table:table-cell office:value-type="string">
            <text:p>Problèmes d'Amérique Lat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GEOGRAFIA <text:s text:c="40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325</text:p>
          </table:table-cell>
          <table:table-cell office:value-type="string">
            <text:p>GEOGRAFIA <text:s text:c="40"/></text:p>
          </table:table-cell>
          <table:table-cell office:value-type="string">
            <text:p>Progress in Human Geogra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GEOGRAFIA <text:s text:c="40"/></text:p>
          </table:table-cell>
          <table:table-cell office:value-type="string">
            <text:p>Projeto Históri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GEOGRAFIA <text:s text:c="40"/></text:p>
          </table:table-cell>
          <table:table-cell office:value-type="string">
            <text:p>Psicologia e Socieda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GEOGRAFIA <text:s text:c="40"/></text:p>
          </table:table-cell>
          <table:table-cell office:value-type="string">
            <text:p>Publicatio UEP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329</text:p>
          </table:table-cell>
          <table:table-cell office:value-type="string">
            <text:p>GEOGRAFIA <text:s text:c="40"/></text:p>
          </table:table-cell>
          <table:table-cell office:value-type="string">
            <text:p>Quaderni - Istituto di Ricerca sulle Acqu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182</text:p>
          </table:table-cell>
          <table:table-cell office:value-type="string">
            <text:p>GEOGRAFIA <text:s text:c="40"/></text:p>
          </table:table-cell>
          <table:table-cell office:value-type="string">
            <text:p>Quaternary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68X</text:p>
          </table:table-cell>
          <table:table-cell office:value-type="string">
            <text:p>GEOGRAFIA <text:s text:c="40"/></text:p>
          </table:table-cell>
          <table:table-cell office:value-type="string">
            <text:p>R.E.V.I. Revista de Estudos do Vale Iguaç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36</text:p>
          </table:table-cell>
          <table:table-cell office:value-type="string">
            <text:p>GEOGRAFIA <text:s text:c="40"/></text:p>
          </table:table-cell>
          <table:table-cell office:value-type="string">
            <text:p>Ra'e ga (UFP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39</text:p>
          </table:table-cell>
          <table:table-cell office:value-type="string">
            <text:p>GEOGRAFIA <text:s text:c="40"/></text:p>
          </table:table-cell>
          <table:table-cell office:value-type="string">
            <text:p>RAI : Revista de Administração e Ino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623</text:p>
          </table:table-cell>
          <table:table-cell office:value-type="string">
            <text:p>GEOGRAFIA <text:s text:c="40"/></text:p>
          </table:table-cell>
          <table:table-cell office:value-type="string">
            <text:p>Raízes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2X</text:p>
          </table:table-cell>
          <table:table-cell office:value-type="string">
            <text:p>GEOGRAFIA <text:s text:c="40"/></text:p>
          </table:table-cell>
          <table:table-cell office:value-type="string">
            <text:p>Raizes (UF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GEOGRAFIA <text:s text:c="40"/></text:p>
          </table:table-cell>
          <table:table-cell office:value-type="string">
            <text:p>RBC. Revista Brasileira de Cartograf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GEOGRAFIA <text:s text:c="40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GEOGRAFIA <text:s text:c="40"/></text:p>
          </table:table-cell>
          <table:table-cell office:value-type="string">
            <text:p>RDE. Revista de Desenvolvimento Econôm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28</text:p>
          </table:table-cell>
          <table:table-cell office:value-type="string">
            <text:p>GEOGRAFIA <text:s text:c="40"/></text:p>
          </table:table-cell>
          <table:table-cell office:value-type="string">
            <text:p>Rede : Revista Eletrônica do Prodem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GEOGRAFIA <text:s text:c="40"/></text:p>
          </table:table-cell>
          <table:table-cell office:value-type="string">
            <text:p>Redes (Santa Cruz do Sul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0185</text:p>
          </table:table-cell>
          <table:table-cell office:value-type="string">
            <text:p>GEOGRAFIA <text:s text:c="40"/></text:p>
          </table:table-cell>
          <table:table-cell office:value-type="string">
            <text:p>Redes, Revista Hispana para el Análisis de Redes Soci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743</text:p>
          </table:table-cell>
          <table:table-cell office:value-type="string">
            <text:p>GEOGRAFIA <text:s text:c="40"/></text:p>
          </table:table-cell>
          <table:table-cell office:value-type="string">
            <text:p>Reflexões em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84</text:p>
          </table:table-cell>
          <table:table-cell office:value-type="string">
            <text:p>GEOGRAFIA <text:s text:c="40"/></text:p>
          </table:table-cell>
          <table:table-cell office:value-type="string">
            <text:p>Reforma Agrá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205</text:p>
          </table:table-cell>
          <table:table-cell office:value-type="string">
            <text:p>GEOGRAFIA <text:s text:c="40"/></text:p>
          </table:table-cell>
          <table:table-cell office:value-type="string">
            <text:p>Regiões e Cidad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81</text:p>
          </table:table-cell>
          <table:table-cell office:value-type="string">
            <text:p>GEOGRAFIA <text:s text:c="40"/></text:p>
          </table:table-cell>
          <table:table-cell office:value-type="string">
            <text:p>Religião e Cultura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GEOGRAFIA <text:s text:c="40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GEOGRAFIA <text:s text:c="40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86-6445</text:p>
          </table:table-cell>
          <table:table-cell office:value-type="string">
            <text:p>GEOGRAFIA <text:s text:c="40"/></text:p>
          </table:table-cell>
          <table:table-cell office:value-type="string">
            <text:p>Renvall-Instituutin Julkaisu / Renvall Institute Pub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8541</text:p>
          </table:table-cell>
          <table:table-cell office:value-type="string">
            <text:p>GEOGRAFIA <text:s text:c="40"/></text:p>
          </table:table-cell>
          <table:table-cell office:value-type="string">
            <text:p>Resumenes Indicativos - Fondo Documental, Universidad Nacional (Hered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793</text:p>
          </table:table-cell>
          <table:table-cell office:value-type="string">
            <text:p>GEOGRAFIA <text:s text:c="40"/></text:p>
          </table:table-cell>
          <table:table-cell office:value-type="string">
            <text:p>Revista 18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GEOGRAFIA <text:s text:c="40"/></text:p>
          </table:table-cell>
          <table:table-cell office:value-type="string">
            <text:p>Revista Ambiente &amp; Águ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GRAFIA <text:s text:c="40"/></text:p>
          </table:table-cell>
          <table:table-cell office:value-type="string">
            <text:p>Revista Apoge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82X</text:p>
          </table:table-cell>
          <table:table-cell office:value-type="string">
            <text:p>GEOGRAFIA <text:s text:c="40"/></text:p>
          </table:table-cell>
          <table:table-cell office:value-type="string">
            <text:p>Revista Arandu (Dourad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GEOGRAFIA <text:s text:c="40"/></text:p>
          </table:table-cell>
          <table:table-cell office:value-type="string">
            <text:p>Revista Árvor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Agroe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Agrometeo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Botân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24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Ciências Ambient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5X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Climat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391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Ecotur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764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Educação Ambient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Geociênci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Geofís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3X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Geograf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295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Geografia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540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Geomorfolog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30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Paleont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25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Pesquisa em Tur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Recursos Hídric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23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Risco e Segur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GEOGRAFIA <text:s text:c="40"/></text:p>
          </table:table-cell>
          <table:table-cell office:value-type="string">
            <text:p>Revista Brasileira de Saúde Ocup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085</text:p>
          </table:table-cell>
          <table:table-cell office:value-type="string">
            <text:p>GEOGRAFIA <text:s text:c="40"/></text:p>
          </table:table-cell>
          <table:table-cell office:value-type="string">
            <text:p>Revista Cartográf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2459</text:p>
          </table:table-cell>
          <table:table-cell office:value-type="string">
            <text:p>GEOGRAFIA <text:s text:c="40"/></text:p>
          </table:table-cell>
          <table:table-cell office:value-type="string">
            <text:p>Revista Catalana de Geografía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46</text:p>
          </table:table-cell>
          <table:table-cell office:value-type="string">
            <text:p>GEOGRAFIA <text:s text:c="40"/></text:p>
          </table:table-cell>
          <table:table-cell office:value-type="string">
            <text:p>Revista Cerrados (UNIMONT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GEOGRAFIA <text:s text:c="40"/></text:p>
          </table:table-cell>
          <table:table-cell office:value-type="string">
            <text:p>Revista CESUM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16</text:p>
          </table:table-cell>
          <table:table-cell office:value-type="string">
            <text:p>GEOGRAFIA <text:s text:c="40"/></text:p>
          </table:table-cell>
          <table:table-cell office:value-type="string">
            <text:p>Revista Ciência e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GEOGRAFIA <text:s text:c="40"/></text:p>
          </table:table-cell>
          <table:table-cell office:value-type="string">
            <text:p>Revista Científica da UFP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525</text:p>
          </table:table-cell>
          <table:table-cell office:value-type="string">
            <text:p>GEOGRAFIA <text:s text:c="40"/></text:p>
          </table:table-cell>
          <table:table-cell office:value-type="string">
            <text:p>Revista Colombiana de Antrop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1106</text:p>
          </table:table-cell>
          <table:table-cell office:value-type="string">
            <text:p>GEOGRAFIA <text:s text:c="40"/></text:p>
          </table:table-cell>
          <table:table-cell office:value-type="string">
            <text:p>Revista Crítica de Ciência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439</text:p>
          </table:table-cell>
          <table:table-cell office:value-type="string">
            <text:p>GEOGRAFIA <text:s text:c="40"/></text:p>
          </table:table-cell>
          <table:table-cell office:value-type="string">
            <text:p>Revista da ABET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68X</text:p>
          </table:table-cell>
          <table:table-cell office:value-type="string">
            <text:p>GEOGRAFIA <text:s text:c="40"/></text:p>
          </table:table-cell>
          <table:table-cell office:value-type="string">
            <text:p>Revista da ANPEG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12</text:p>
          </table:table-cell>
          <table:table-cell office:value-type="string">
            <text:p>GEOGRAFIA <text:s text:c="40"/></text:p>
          </table:table-cell>
          <table:table-cell office:value-type="string">
            <text:p>Revista da Casa da Geografia de Sob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72</text:p>
          </table:table-cell>
          <table:table-cell office:value-type="string">
            <text:p>GEOGRAFIA <text:s text:c="40"/></text:p>
          </table:table-cell>
          <table:table-cell office:value-type="string">
            <text:p>Revista da FA7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666</text:p>
          </table:table-cell>
          <table:table-cell office:value-type="string">
            <text:p>GEOGRAFIA <text:s text:c="40"/></text:p>
          </table:table-cell>
          <table:table-cell office:value-type="string">
            <text:p>Revista da Faculdade de Letras. Geograf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77X</text:p>
          </table:table-cell>
          <table:table-cell office:value-type="string">
            <text:p>GEOGRAFIA <text:s text:c="40"/></text:p>
          </table:table-cell>
          <table:table-cell office:value-type="string">
            <text:p>Revista da FAPESE de Pesquisa e Ex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872</text:p>
          </table:table-cell>
          <table:table-cell office:value-type="string">
            <text:p>GEOGRAFIA <text:s text:c="40"/></text:p>
          </table:table-cell>
          <table:table-cell office:value-type="string">
            <text:p>Revista da Gestão Costeira Integr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26</text:p>
          </table:table-cell>
          <table:table-cell office:value-type="string">
            <text:p>GEOGRAFIA <text:s text:c="40"/></text:p>
          </table:table-cell>
          <table:table-cell office:value-type="string">
            <text:p>Revista da Pós-Graduação em Geograf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GEOGRAFIA <text:s text:c="40"/></text:p>
          </table:table-cell>
          <table:table-cell office:value-type="string">
            <text:p>Revista da Sociedade Brasileira de Arborização Urb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GEOGRAFIA <text:s text:c="40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859</text:p>
          </table:table-cell>
          <table:table-cell office:value-type="string">
            <text:p>GEOGRAFIA <text:s text:c="40"/></text:p>
          </table:table-cell>
          <table:table-cell office:value-type="string">
            <text:p>Revista da Sociedade Brasileira de Zootecnia (Cessou em 1996. Cont. 1516-3598 Revista Brasileira de Zootecn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80</text:p>
          </table:table-cell>
          <table:table-cell office:value-type="string">
            <text:p>GEOGRAFIA <text:s text:c="40"/></text:p>
          </table:table-cell>
          <table:table-cell office:value-type="string">
            <text:p>Revista da Sociedade Cearense de Geografia e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GEOGRAFIA <text:s text:c="40"/></text:p>
          </table:table-cell>
          <table:table-cell office:value-type="string">
            <text:p>Revista da UNIFEB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GEOGRAFIA <text:s text:c="40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GEOGRAFIA <text:s text:c="40"/></text:p>
          </table:table-cell>
          <table:table-cell office:value-type="string">
            <text:p>Revista de Biologia e Ciências da Ter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75</text:p>
          </table:table-cell>
          <table:table-cell office:value-type="string">
            <text:p>GEOGRAFIA <text:s text:c="40"/></text:p>
          </table:table-cell>
          <table:table-cell office:value-type="string">
            <text:p>Revista de Ciência &amp;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32</text:p>
          </table:table-cell>
          <table:table-cell office:value-type="string">
            <text:p>GEOGRAFIA <text:s text:c="40"/></text:p>
          </table:table-cell>
          <table:table-cell office:value-type="string">
            <text:p>Revista de Ciências Agroveterinárias (UD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84</text:p>
          </table:table-cell>
          <table:table-cell office:value-type="string">
            <text:p>GEOGRAFIA <text:s text:c="40"/></text:p>
          </table:table-cell>
          <table:table-cell office:value-type="string">
            <text:p>Revista de Ciências Humanas (Frederico Westphalen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974</text:p>
          </table:table-cell>
          <table:table-cell office:value-type="string">
            <text:p>GEOGRAFIA <text:s text:c="40"/></text:p>
          </table:table-cell>
          <table:table-cell office:value-type="string">
            <text:p>Revista de Ciências Humanas (Viço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831</text:p>
          </table:table-cell>
          <table:table-cell office:value-type="string">
            <text:p>GEOGRAFIA <text:s text:c="40"/></text:p>
          </table:table-cell>
          <table:table-cell office:value-type="string">
            <text:p>Revista de Cultura (UniFM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82</text:p>
          </table:table-cell>
          <table:table-cell office:value-type="string">
            <text:p>GEOGRAFIA <text:s text:c="40"/></text:p>
          </table:table-cell>
          <table:table-cell office:value-type="string">
            <text:p>Revista de Direito Agr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1497</text:p>
          </table:table-cell>
          <table:table-cell office:value-type="string">
            <text:p>GEOGRAFIA <text:s text:c="40"/></text:p>
          </table:table-cell>
          <table:table-cell office:value-type="string">
            <text:p>Revista de Direito do Ambiente e Ordenamento do Território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33</text:p>
          </table:table-cell>
          <table:table-cell office:value-type="string">
            <text:p>GEOGRAFIA <text:s text:c="40"/></text:p>
          </table:table-cell>
          <table:table-cell office:value-type="string">
            <text:p>Revista de Divulgação Cult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GEOGRAFIA <text:s text:c="40"/></text:p>
          </table:table-cell>
          <table:table-cell office:value-type="string">
            <text:p>Revista de Economia e Sociologia Rur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674</text:p>
          </table:table-cell>
          <table:table-cell office:value-type="string">
            <text:p>GEOGRAFIA <text:s text:c="40"/></text:p>
          </table:table-cell>
          <table:table-cell office:value-type="string">
            <text:p>Revista de Economia Política e História Econôm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685</text:p>
          </table:table-cell>
          <table:table-cell office:value-type="string">
            <text:p>GEOGRAFIA <text:s text:c="40"/></text:p>
          </table:table-cell>
          <table:table-cell office:value-type="string">
            <text:p>Revista de Estudos (Novo Hamburg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911</text:p>
          </table:table-cell>
          <table:table-cell office:value-type="string">
            <text:p>GEOGRAFIA <text:s text:c="40"/></text:p>
          </table:table-cell>
          <table:table-cell office:value-type="string">
            <text:p>Revista de Estudos Ambientais (Cessou em 2007. Cont. ISSN 1983-1501 Revista de Estudos Ambientais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4X</text:p>
          </table:table-cell>
          <table:table-cell office:value-type="string">
            <text:p>GEOGRAFIA <text:s text:c="40"/></text:p>
          </table:table-cell>
          <table:table-cell office:value-type="string">
            <text:p>Revista de Estudos Sociais (UFM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468</text:p>
          </table:table-cell>
          <table:table-cell office:value-type="string">
            <text:p>GEOGRAFIA <text:s text:c="40"/></text:p>
          </table:table-cell>
          <table:table-cell office:value-type="string">
            <text:p>Revista de Estudos Turíst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91</text:p>
          </table:table-cell>
          <table:table-cell office:value-type="string">
            <text:p>GEOGRAFIA <text:s text:c="40"/></text:p>
          </table:table-cell>
          <table:table-cell office:value-type="string">
            <text:p>Revista de Geociência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90</text:p>
          </table:table-cell>
          <table:table-cell office:value-type="string">
            <text:p>GEOGRAFIA <text:s text:c="40"/></text:p>
          </table:table-cell>
          <table:table-cell office:value-type="string">
            <text:p>Revista de Geografia (Recif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1942</text:p>
          </table:table-cell>
          <table:table-cell office:value-type="string">
            <text:p>GEOGRAFIA <text:s text:c="40"/></text:p>
          </table:table-cell>
          <table:table-cell office:value-type="string">
            <text:p>Revista de geografía (San Jua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817</text:p>
          </table:table-cell>
          <table:table-cell office:value-type="string">
            <text:p>GEOGRAFIA <text:s text:c="40"/></text:p>
          </table:table-cell>
          <table:table-cell office:value-type="string">
            <text:p>Revista de Geografia (UFM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8682</text:p>
          </table:table-cell>
          <table:table-cell office:value-type="string">
            <text:p>GEOGRAFIA <text:s text:c="40"/></text:p>
          </table:table-cell>
          <table:table-cell office:value-type="string">
            <text:p>Revista de Geografía Norte Grande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10</text:p>
          </table:table-cell>
          <table:table-cell office:value-type="string">
            <text:p>GEOGRAFIA <text:s text:c="40"/></text:p>
          </table:table-cell>
          <table:table-cell office:value-type="string">
            <text:p>Revista de Geolog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GEOGRAFIA <text:s text:c="40"/></text:p>
          </table:table-cell>
          <table:table-cell office:value-type="string">
            <text:p>Revista de Históri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09</text:p>
          </table:table-cell>
          <table:table-cell office:value-type="string">
            <text:p>GEOGRAFIA <text:s text:c="40"/></text:p>
          </table:table-cell>
          <table:table-cell office:value-type="string">
            <text:p>Revista de Histori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GEOGRAFIA <text:s text:c="40"/></text:p>
          </table:table-cell>
          <table:table-cell office:value-type="string">
            <text:p>Revista de História Reg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2X</text:p>
          </table:table-cell>
          <table:table-cell office:value-type="string">
            <text:p>GEOGRAFIA <text:s text:c="40"/></text:p>
          </table:table-cell>
          <table:table-cell office:value-type="string">
            <text:p>Revista de Humanidades (UNIF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GEOGRAFIA <text:s text:c="40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389X</text:p>
          </table:table-cell>
          <table:table-cell office:value-type="string">
            <text:p>GEOGRAFIA <text:s text:c="40"/></text:p>
          </table:table-cell>
          <table:table-cell office:value-type="string">
            <text:p>Revista de la Escuela Normal Superior de Méx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GEOGRAFIA <text:s text:c="40"/></text:p>
          </table:table-cell>
          <table:table-cell office:value-type="string">
            <text:p>Revista de Patologia Tropic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GEOGRAFIA <text:s text:c="40"/></text:p>
          </table:table-cell>
          <table:table-cell office:value-type="string">
            <text:p>Revista de Política Agrícol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0953</text:p>
          </table:table-cell>
          <table:table-cell office:value-type="string">
            <text:p>GEOGRAFIA <text:s text:c="40"/></text:p>
          </table:table-cell>
          <table:table-cell office:value-type="string">
            <text:p>Revista de Teledetec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77</text:p>
          </table:table-cell>
          <table:table-cell office:value-type="string">
            <text:p>GEOGRAFIA <text:s text:c="40"/></text:p>
          </table:table-cell>
          <table:table-cell office:value-type="string">
            <text:p>Revista de Turismo Matogross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69</text:p>
          </table:table-cell>
          <table:table-cell office:value-type="string">
            <text:p>GEOGRAFIA <text:s text:c="40"/></text:p>
          </table:table-cell>
          <table:table-cell office:value-type="string">
            <text:p>Revista Debates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GEOGRAFIA <text:s text:c="40"/></text:p>
          </table:table-cell>
          <table:table-cell office:value-type="string">
            <text:p>Revista Diálogo Educacional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08</text:p>
          </table:table-cell>
          <table:table-cell office:value-type="string">
            <text:p>GEOGRAFIA <text:s text:c="40"/></text:p>
          </table:table-cell>
          <table:table-cell office:value-type="string">
            <text:p>Revista Didática Sistê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77</text:p>
          </table:table-cell>
          <table:table-cell office:value-type="string">
            <text:p>GEOGRAFIA <text:s text:c="40"/></text:p>
          </table:table-cell>
          <table:table-cell office:value-type="string">
            <text:p>Revista Discente (Florianópolis.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148</text:p>
          </table:table-cell>
          <table:table-cell office:value-type="string">
            <text:p>GEOGRAFIA <text:s text:c="40"/></text:p>
          </table:table-cell>
          <table:table-cell office:value-type="string">
            <text:p>Revista Discente Expressões Geográf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68</text:p>
          </table:table-cell>
          <table:table-cell office:value-type="string">
            <text:p>GEOGRAFIA <text:s text:c="40"/></text:p>
          </table:table-cell>
          <table:table-cell office:value-type="string">
            <text:p>Revista do Arquivo Publico Min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582</text:p>
          </table:table-cell>
          <table:table-cell office:value-type="string">
            <text:p>GEOGRAFIA <text:s text:c="40"/></text:p>
          </table:table-cell>
          <table:table-cell office:value-type="string">
            <text:p>Revista do Departamento de Geografia, Universidade de São Paul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GEOGRAFIA <text:s text:c="40"/></text:p>
          </table:table-cell>
          <table:table-cell office:value-type="string">
            <text:p>Revista do Instituto Adolfo Lutz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GEOGRAFIA <text:s text:c="40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74</text:p>
          </table:table-cell>
          <table:table-cell office:value-type="string">
            <text:p>GEOGRAFIA <text:s text:c="40"/></text:p>
          </table:table-cell>
          <table:table-cell office:value-type="string">
            <text:p>Revista do Instituto Flores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44X</text:p>
          </table:table-cell>
          <table:table-cell office:value-type="string">
            <text:p>GEOGRAFIA <text:s text:c="40"/></text:p>
          </table:table-cell>
          <table:table-cell office:value-type="string">
            <text:p>Revista do Instituto Geográphico e Histórico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897</text:p>
          </table:table-cell>
          <table:table-cell office:value-type="string">
            <text:p>GEOGRAFIA <text:s text:c="40"/></text:p>
          </table:table-cell>
          <table:table-cell office:value-type="string">
            <text:p>Revista do Instituto Histórico e Geográfico de Mato Gross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47</text:p>
          </table:table-cell>
          <table:table-cell office:value-type="string">
            <text:p>GEOGRAFIA <text:s text:c="40"/></text:p>
          </table:table-cell>
          <table:table-cell office:value-type="string">
            <text:p>Revista do Instituto Histórico e Geográfico de Sergip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GEOGRAFIA <text:s text:c="40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GEOGRAFIA <text:s text:c="40"/></text:p>
          </table:table-cell>
          <table:table-cell office:value-type="string">
            <text:p>Revista do Museu de Arqueologia e Et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39</text:p>
          </table:table-cell>
          <table:table-cell office:value-type="string">
            <text:p>GEOGRAFIA <text:s text:c="40"/></text:p>
          </table:table-cell>
          <table:table-cell office:value-type="string">
            <text:p>Revista do Professor (Rio Pard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GEOGRAFIA <text:s text:c="40"/></text:p>
          </table:table-cell>
          <table:table-cell office:value-type="string">
            <text:p>Revista dos Transportes Públ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618</text:p>
          </table:table-cell>
          <table:table-cell office:value-type="string">
            <text:p>GEOGRAFIA <text:s text:c="40"/></text:p>
          </table:table-cell>
          <table:table-cell office:value-type="string">
            <text:p>Revista Economia em Debate (UR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GEOGRAFIA <text:s text:c="40"/></text:p>
          </table:table-cell>
          <table:table-cell office:value-type="string">
            <text:p>Revista Econômica do Nordes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GRAFIA <text:s text:c="40"/></text:p>
          </table:table-cell>
          <table:table-cell office:value-type="string">
            <text:p>Revista Eletrônica da AGB (Três Lago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653</text:p>
          </table:table-cell>
          <table:table-cell office:value-type="string">
            <text:p>GEOGRAFIA <text:s text:c="40"/></text:p>
          </table:table-cell>
          <table:table-cell office:value-type="string">
            <text:p>Revista Eletrônica da Associação dos Geógrafos Brasileiros, Seção Três Lago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GRAFIA <text:s text:c="40"/></text:p>
          </table:table-cell>
          <table:table-cell office:value-type="string">
            <text:p>Revista Eletrônica da Sociedade Brasileira de Biometeorologia.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729</text:p>
          </table:table-cell>
          <table:table-cell office:value-type="string">
            <text:p>GEOGRAFIA <text:s text:c="40"/></text:p>
          </table:table-cell>
          <table:table-cell office:value-type="string">
            <text:p>Revista Eletrônica de Direito do Centro Universitário Newton Pa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646</text:p>
          </table:table-cell>
          <table:table-cell office:value-type="string">
            <text:p>GEOGRAFIA <text:s text:c="40"/></text:p>
          </table:table-cell>
          <table:table-cell office:value-type="string">
            <text:p>Revista Eletrônica de Turismo Cultural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GEOGRAFIA <text:s text:c="40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34</text:p>
          </table:table-cell>
          <table:table-cell office:value-type="string">
            <text:p>GEOGRAFIA <text:s text:c="40"/></text:p>
          </table:table-cell>
          <table:table-cell office:value-type="string">
            <text:p>Revista Eletrônica História em Reflexão (UFG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116</text:p>
          </table:table-cell>
          <table:table-cell office:value-type="string">
            <text:p>GEOGRAFIA <text:s text:c="40"/></text:p>
          </table:table-cell>
          <table:table-cell office:value-type="string">
            <text:p>Revista Eletrônica Lato Sens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305</text:p>
          </table:table-cell>
          <table:table-cell office:value-type="string">
            <text:p>GEOGRAFIA <text:s text:c="40"/></text:p>
          </table:table-cell>
          <table:table-cell office:value-type="string">
            <text:p>Revista Eletrônica Polidisciplinar Vô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060</text:p>
          </table:table-cell>
          <table:table-cell office:value-type="string">
            <text:p>GEOGRAFIA <text:s text:c="40"/></text:p>
          </table:table-cell>
          <table:table-cell office:value-type="string">
            <text:p>Revista Eparrei (Sant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GEOGRAFIA <text:s text:c="40"/></text:p>
          </table:table-cell>
          <table:table-cell office:value-type="string">
            <text:p>Revista Espaço Acadêmico (UE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79</text:p>
          </table:table-cell>
          <table:table-cell office:value-type="string">
            <text:p>GEOGRAFIA <text:s text:c="40"/></text:p>
          </table:table-cell>
          <table:table-cell office:value-type="string">
            <text:p>Revista Espaço-Tempo (UFP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84</text:p>
          </table:table-cell>
          <table:table-cell office:value-type="string">
            <text:p>GEOGRAFIA <text:s text:c="40"/></text:p>
          </table:table-cell>
          <table:table-cell office:value-type="string">
            <text:p>Revista Etho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GEOGRAFIA <text:s text:c="40"/></text:p>
          </table:table-cell>
          <table:table-cell office:value-type="string">
            <text:p>Revista FAEEB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89X</text:p>
          </table:table-cell>
          <table:table-cell office:value-type="string">
            <text:p>GEOGRAFIA <text:s text:c="40"/></text:p>
          </table:table-cell>
          <table:table-cell office:value-type="string">
            <text:p>Revista FEUDUC CEPEA PIBI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50X</text:p>
          </table:table-cell>
          <table:table-cell office:value-type="string">
            <text:p>GEOGRAFIA <text:s text:c="40"/></text:p>
          </table:table-cell>
          <table:table-cell office:value-type="string">
            <text:p>Revista Geo-Paisa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89X</text:p>
          </table:table-cell>
          <table:table-cell office:value-type="string">
            <text:p>GEOGRAFIA <text:s text:c="40"/></text:p>
          </table:table-cell>
          <table:table-cell office:value-type="string">
            <text:p>Revista Geografar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74</text:p>
          </table:table-cell>
          <table:table-cell office:value-type="string">
            <text:p>GEOGRAFIA <text:s text:c="40"/></text:p>
          </table:table-cell>
          <table:table-cell office:value-type="string">
            <text:p>Revista Geografia e Ensi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760</text:p>
          </table:table-cell>
          <table:table-cell office:value-type="string">
            <text:p>GEOGRAFIA <text:s text:c="40"/></text:p>
          </table:table-cell>
          <table:table-cell office:value-type="string">
            <text:p>Revista Geografia 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26</text:p>
          </table:table-cell>
          <table:table-cell office:value-type="string">
            <text:p>GEOGRAFIA <text:s text:c="40"/></text:p>
          </table:table-cell>
          <table:table-cell office:value-type="string">
            <text:p>Revista Geográfica Acadê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1617</text:p>
          </table:table-cell>
          <table:table-cell office:value-type="string">
            <text:p>GEOGRAFIA <text:s text:c="40"/></text:p>
          </table:table-cell>
          <table:table-cell office:value-type="string">
            <text:p>Revista Geográfica Venezol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8X</text:p>
          </table:table-cell>
          <table:table-cell office:value-type="string">
            <text:p>GEOGRAFIA <text:s text:c="40"/></text:p>
          </table:table-cell>
          <table:table-cell office:value-type="string">
            <text:p>Revista Global Tourism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800</text:p>
          </table:table-cell>
          <table:table-cell office:value-type="string">
            <text:p>GEOGRAFIA <text:s text:c="40"/></text:p>
          </table:table-cell>
          <table:table-cell office:value-type="string">
            <text:p>Revista Homem, Espaço e Temp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311</text:p>
          </table:table-cell>
          <table:table-cell office:value-type="string">
            <text:p>GEOGRAFIA <text:s text:c="40"/></text:p>
          </table:table-cell>
          <table:table-cell office:value-type="string">
            <text:p>Revista Latinoamericana de Estudios del Trabaj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192</text:p>
          </table:table-cell>
          <table:table-cell office:value-type="string">
            <text:p>GEOGRAFIA <text:s text:c="40"/></text:p>
          </table:table-cell>
          <table:table-cell office:value-type="string">
            <text:p>Revista LEVS (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500</text:p>
          </table:table-cell>
          <table:table-cell office:value-type="string">
            <text:p>GEOGRAFIA <text:s text:c="40"/></text:p>
          </table:table-cell>
          <table:table-cell office:value-type="string">
            <text:p>Revista Mato-Grossense de Geograf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89</text:p>
          </table:table-cell>
          <table:table-cell office:value-type="string">
            <text:p>GEOGRAFIA <text:s text:c="40"/></text:p>
          </table:table-cell>
          <table:table-cell office:value-type="string">
            <text:p>Revista Mirante (UF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04</text:p>
          </table:table-cell>
          <table:table-cell office:value-type="string">
            <text:p>GEOGRAFIA <text:s text:c="40"/></text:p>
          </table:table-cell>
          <table:table-cell office:value-type="string">
            <text:p>Revista Múltipla (UP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55</text:p>
          </table:table-cell>
          <table:table-cell office:value-type="string">
            <text:p>GEOGRAFIA <text:s text:c="40"/></text:p>
          </table:table-cell>
          <table:table-cell office:value-type="string">
            <text:p>Revista NERA (UNE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609</text:p>
          </table:table-cell>
          <table:table-cell office:value-type="string">
            <text:p>GEOGRAFIA <text:s text:c="40"/></text:p>
          </table:table-cell>
          <table:table-cell office:value-type="string">
            <text:p>Revista Pantan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6916</text:p>
          </table:table-cell>
          <table:table-cell office:value-type="string">
            <text:p>GEOGRAFIA <text:s text:c="40"/></text:p>
          </table:table-cell>
          <table:table-cell office:value-type="string">
            <text:p>Revista Paranaense de Desenvolvi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55</text:p>
          </table:table-cell>
          <table:table-cell office:value-type="string">
            <text:p>GEOGRAFIA <text:s text:c="40"/></text:p>
          </table:table-cell>
          <table:table-cell office:value-type="string">
            <text:p>Revista Paranaense de Geograf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25</text:p>
          </table:table-cell>
          <table:table-cell office:value-type="string">
            <text:p>GEOGRAFIA <text:s text:c="40"/></text:p>
          </table:table-cell>
          <table:table-cell office:value-type="string">
            <text:p>Revista Pegada Eletrôni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521</text:p>
          </table:table-cell>
          <table:table-cell office:value-type="string">
            <text:p>GEOGRAFIA <text:s text:c="40"/></text:p>
          </table:table-cell>
          <table:table-cell office:value-type="string">
            <text:p>Revista Processos Quím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63</text:p>
          </table:table-cell>
          <table:table-cell office:value-type="string">
            <text:p>GEOGRAFIA <text:s text:c="40"/></text:p>
          </table:table-cell>
          <table:table-cell office:value-type="string">
            <text:p>Revista Rio de Jan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29</text:p>
          </table:table-cell>
          <table:table-cell office:value-type="string">
            <text:p>GEOGRAFIA <text:s text:c="40"/></text:p>
          </table:table-cell>
          <table:table-cell office:value-type="string">
            <text:p>Revista sem Ter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68</text:p>
          </table:table-cell>
          <table:table-cell office:value-type="string">
            <text:p>GEOGRAFIA <text:s text:c="40"/></text:p>
          </table:table-cell>
          <table:table-cell office:value-type="string">
            <text:p>Revista Solta a Voz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95</text:p>
          </table:table-cell>
          <table:table-cell office:value-type="string">
            <text:p>GEOGRAFIA <text:s text:c="40"/></text:p>
          </table:table-cell>
          <table:table-cell office:value-type="string">
            <text:p>Revista Tamoi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6443</text:p>
          </table:table-cell>
          <table:table-cell office:value-type="string">
            <text:p>GEOGRAFIA <text:s text:c="40"/></text:p>
          </table:table-cell>
          <table:table-cell office:value-type="string">
            <text:p>Revista Theomai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744</text:p>
          </table:table-cell>
          <table:table-cell office:value-type="string">
            <text:p>GEOGRAFIA <text:s text:c="40"/></text:p>
          </table:table-cell>
          <table:table-cell office:value-type="string">
            <text:p>Revista Turismo &amp;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GEOGRAFIA <text:s text:c="40"/></text:p>
          </table:table-cell>
          <table:table-cell office:value-type="string">
            <text:p>Revista UNIC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36</text:p>
          </table:table-cell>
          <table:table-cell office:value-type="string">
            <text:p>GEOGRAFIA <text:s text:c="40"/></text:p>
          </table:table-cell>
          <table:table-cell office:value-type="string">
            <text:p>Revista Unis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GEOGRAFIA <text:s text:c="40"/></text:p>
          </table:table-cell>
          <table:table-cell office:value-type="string">
            <text:p>Revista 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13X</text:p>
          </table:table-cell>
          <table:table-cell office:value-type="string">
            <text:p>GEOGRAFIA <text:s text:c="40"/></text:p>
          </table:table-cell>
          <table:table-cell office:value-type="string">
            <text:p>Revue de Geographie de Ly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834X</text:p>
          </table:table-cell>
          <table:table-cell office:value-type="string">
            <text:p>GEOGRAFIA <text:s text:c="40"/></text:p>
          </table:table-cell>
          <table:table-cell office:value-type="string">
            <text:p>Rivista Giuridica di Poliz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583</text:p>
          </table:table-cell>
          <table:table-cell office:value-type="string">
            <text:p>GEOGRAFIA <text:s text:c="40"/></text:p>
          </table:table-cell>
          <table:table-cell office:value-type="string">
            <text:p>Rodrigues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98</text:p>
          </table:table-cell>
          <table:table-cell office:value-type="string">
            <text:p>GEOGRAFIA <text:s text:c="40"/></text:p>
          </table:table-cell>
          <table:table-cell office:value-type="string">
            <text:p>Ruri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950</text:p>
          </table:table-cell>
          <table:table-cell office:value-type="string">
            <text:p>GEOGRAFIA <text:s text:c="40"/></text:p>
          </table:table-cell>
          <table:table-cell office:value-type="string">
            <text:p>Saber Acadêm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92X</text:p>
          </table:table-cell>
          <table:table-cell office:value-type="string">
            <text:p>GEOGRAFIA <text:s text:c="40"/></text:p>
          </table:table-cell>
          <table:table-cell office:value-type="string">
            <text:p>Saber Científ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399</text:p>
          </table:table-cell>
          <table:table-cell office:value-type="string">
            <text:p>GEOGRAFIA <text:s text:c="40"/></text:p>
          </table:table-cell>
          <table:table-cell office:value-type="string">
            <text:p>Saber. Ciências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283</text:p>
          </table:table-cell>
          <table:table-cell office:value-type="string">
            <text:p>GEOGRAFIA <text:s text:c="40"/></text:p>
          </table:table-cell>
          <table:table-cell office:value-type="string">
            <text:p>Salto para o Futu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GEOGRAFIA <text:s text:c="40"/></text:p>
          </table:table-cell>
          <table:table-cell office:value-type="string">
            <text:p>Saneamento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GEOGRAFIA <text:s text:c="40"/></text:p>
          </table:table-cell>
          <table:table-cell office:value-type="string">
            <text:p>Santos Arte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GEOGRAFIA <text:s text:c="40"/></text:p>
          </table:table-cell>
          <table:table-cell office:value-type="string">
            <text:p>São Paulo em Perspec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GEOGRAFIA <text:s text:c="40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GEOGRAFIA <text:s text:c="40"/></text:p>
          </table:table-cell>
          <table:table-cell office:value-type="string">
            <text:p>Scientia Forestalis (IPE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GEOGRAFIA <text:s text:c="40"/></text:p>
          </table:table-cell>
          <table:table-cell office:value-type="string">
            <text:p>Scientia Ple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GEOGRAFIA <text:s text:c="40"/></text:p>
          </table:table-cell>
          <table:table-cell office:value-type="string">
            <text:p>Scientific American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4-0549</text:p>
          </table:table-cell>
          <table:table-cell office:value-type="string">
            <text:p>GEOGRAFIA <text:s text:c="40"/></text:p>
          </table:table-cell>
          <table:table-cell office:value-type="string">
            <text:p>Scripta (Bruss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GEOGRAFIA <text:s text:c="40"/></text:p>
          </table:table-cell>
          <table:table-cell office:value-type="string">
            <text:p>Scripta Nova (Barcelon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9669</text:p>
          </table:table-cell>
          <table:table-cell office:value-type="string">
            <text:p>GEOGRAFIA <text:s text:c="40"/></text:p>
          </table:table-cell>
          <table:table-cell office:value-type="string">
            <text:p>Semata (Santiago de Composte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GEOGRAFIA <text:s text:c="40"/></text:p>
          </table:table-cell>
          <table:table-cell office:value-type="string">
            <text:p>Semina (Londri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GEOGRAFIA <text:s text:c="40"/></text:p>
          </table:table-cell>
          <table:table-cell office:value-type="string">
            <text:p>Sensors (Bas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395</text:p>
          </table:table-cell>
          <table:table-cell office:value-type="string">
            <text:p>GEOGRAFIA <text:s text:c="40"/></text:p>
          </table:table-cell>
          <table:table-cell office:value-type="string">
            <text:p>Separation Science and Techn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233</text:p>
          </table:table-cell>
          <table:table-cell office:value-type="string">
            <text:p>GEOGRAFIA <text:s text:c="40"/></text:p>
          </table:table-cell>
          <table:table-cell office:value-type="string">
            <text:p>Serviço Social &amp; Reali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8360</text:p>
          </table:table-cell>
          <table:table-cell office:value-type="string">
            <text:p>GEOGRAFIA <text:s text:c="40"/></text:p>
          </table:table-cell>
          <table:table-cell office:value-type="string">
            <text:p>Sicurezza Urb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360</text:p>
          </table:table-cell>
          <table:table-cell office:value-type="string">
            <text:p>GEOGRAFIA <text:s text:c="40"/></text:p>
          </table:table-cell>
          <table:table-cell office:value-type="string">
            <text:p>Sinergia (FU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GEOGRAFIA <text:s text:c="40"/></text:p>
          </table:table-cell>
          <table:table-cell office:value-type="string">
            <text:p>Sitientibus. Série Ciências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GEOGRAFIA <text:s text:c="40"/></text:p>
          </table:table-cell>
          <table:table-cell office:value-type="string">
            <text:p>Sociais e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9365</text:p>
          </table:table-cell>
          <table:table-cell office:value-type="string">
            <text:p>GEOGRAFIA <text:s text:c="40"/></text:p>
          </table:table-cell>
          <table:table-cell office:value-type="string">
            <text:p>Social &amp; Cultural Geograph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GEOGRAFIA <text:s text:c="40"/></text:p>
          </table:table-cell>
          <table:table-cell office:value-type="string">
            <text:p>Sociedade &amp; Natureza (UFU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513</text:p>
          </table:table-cell>
          <table:table-cell office:value-type="string">
            <text:p>GEOGRAFIA <text:s text:c="40"/></text:p>
          </table:table-cell>
          <table:table-cell office:value-type="string">
            <text:p>Sociedade &amp; Natureza (UFU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GEOGRAFIA <text:s text:c="40"/></text:p>
          </table:table-cell>
          <table:table-cell office:value-type="string">
            <text:p>Sociedade e Cultur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GEOGRAFIA <text:s text:c="40"/></text:p>
          </table:table-cell>
          <table:table-cell office:value-type="string">
            <text:p>Sociedade e Estado (Un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93</text:p>
          </table:table-cell>
          <table:table-cell office:value-type="string">
            <text:p>GEOGRAFIA <text:s text:c="40"/></text:p>
          </table:table-cell>
          <table:table-cell office:value-type="string">
            <text:p>Sociedade e Território (Nat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69</text:p>
          </table:table-cell>
          <table:table-cell office:value-type="string">
            <text:p>GEOGRAFIA <text:s text:c="40"/></text:p>
          </table:table-cell>
          <table:table-cell office:value-type="string">
            <text:p>Sociedade em Debate (UC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GEOGRAFIA <text:s text:c="40"/></text:p>
          </table:table-cell>
          <table:table-cell office:value-type="string">
            <text:p>Sociologias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43</text:p>
          </table:table-cell>
          <table:table-cell office:value-type="string">
            <text:p>GEOGRAFIA <text:s text:c="40"/></text:p>
          </table:table-cell>
          <table:table-cell office:value-type="string">
            <text:p>Soils &amp; Rock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21</text:p>
          </table:table-cell>
          <table:table-cell office:value-type="string">
            <text:p>GEOGRAFIA <text:s text:c="40"/></text:p>
          </table:table-cell>
          <table:table-cell office:value-type="string">
            <text:p>Solos e Rochas (Cessou em 2006. Cont. ISSN 1980-9743 Soils &amp; Rock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765</text:p>
          </table:table-cell>
          <table:table-cell office:value-type="string">
            <text:p>GEOGRAFIA <text:s text:c="40"/></text:p>
          </table:table-cell>
          <table:table-cell office:value-type="string">
            <text:p>Somanlu (UF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4-5494</text:p>
          </table:table-cell>
          <table:table-cell office:value-type="string">
            <text:p>GEOGRAFIA <text:s text:c="40"/></text:p>
          </table:table-cell>
          <table:table-cell office:value-type="string">
            <text:p>Sources Unes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2936</text:p>
          </table:table-cell>
          <table:table-cell office:value-type="string">
            <text:p>GEOGRAFIA <text:s text:c="40"/></text:p>
          </table:table-cell>
          <table:table-cell office:value-type="string">
            <text:p>Studi Emigrazio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GEOGRAFIA <text:s text:c="40"/></text:p>
          </table:table-cell>
          <table:table-cell office:value-type="string">
            <text:p>T&amp;C Amazô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5-3559</text:p>
          </table:table-cell>
          <table:table-cell office:value-type="string">
            <text:p>GEOGRAFIA <text:s text:c="40"/></text:p>
          </table:table-cell>
          <table:table-cell office:value-type="string">
            <text:p>Taíra (Grenoble) (Cessou em 2004. Funfiu-se com ISSN 0769-0681 Iris (Grenobl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85</text:p>
          </table:table-cell>
          <table:table-cell office:value-type="string">
            <text:p>GEOGRAFIA <text:s text:c="40"/></text:p>
          </table:table-cell>
          <table:table-cell office:value-type="string">
            <text:p>TEC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23X</text:p>
          </table:table-cell>
          <table:table-cell office:value-type="string">
            <text:p>GEOGRAFIA <text:s text:c="40"/></text:p>
          </table:table-cell>
          <table:table-cell office:value-type="string">
            <text:p>Technè: Revista de Ciência, Ensino e For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1951</text:p>
          </table:table-cell>
          <table:table-cell office:value-type="string">
            <text:p>GEOGRAFIA <text:s text:c="40"/></text:p>
          </table:table-cell>
          <table:table-cell office:value-type="string">
            <text:p>Tectonophysic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0-6509</text:p>
          </table:table-cell>
          <table:table-cell office:value-type="string">
            <text:p>GEOGRAFIA <text:s text:c="40"/></text:p>
          </table:table-cell>
          <table:table-cell office:value-type="string">
            <text:p>Tellus. Series B, Chemical and Physical Meteo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637</text:p>
          </table:table-cell>
          <table:table-cell office:value-type="string">
            <text:p>GEOGRAFIA <text:s text:c="40"/></text:p>
          </table:table-cell>
          <table:table-cell office:value-type="string">
            <text:p>Temas de Administração Pública (UNESP. Araraqua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565</text:p>
          </table:table-cell>
          <table:table-cell office:value-type="string">
            <text:p>GEOGRAFIA <text:s text:c="40"/></text:p>
          </table:table-cell>
          <table:table-cell office:value-type="string">
            <text:p>Temas em Administ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86</text:p>
          </table:table-cell>
          <table:table-cell office:value-type="string">
            <text:p>GEOGRAFIA <text:s text:c="40"/></text:p>
          </table:table-cell>
          <table:table-cell office:value-type="string">
            <text:p>Temática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9X</text:p>
          </table:table-cell>
          <table:table-cell office:value-type="string">
            <text:p>GEOGRAFIA <text:s text:c="40"/></text:p>
          </table:table-cell>
          <table:table-cell office:value-type="string">
            <text:p>Tempo e Presenç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229</text:p>
          </table:table-cell>
          <table:table-cell office:value-type="string">
            <text:p>GEOGRAFIA <text:s text:c="40"/></text:p>
          </table:table-cell>
          <table:table-cell office:value-type="string">
            <text:p>Temporis(ação) (UE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689</text:p>
          </table:table-cell>
          <table:table-cell office:value-type="string">
            <text:p>GEOGRAFIA <text:s text:c="40"/></text:p>
          </table:table-cell>
          <table:table-cell office:value-type="string">
            <text:p>Tempos Históricos (ED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93</text:p>
          </table:table-cell>
          <table:table-cell office:value-type="string">
            <text:p>GEOGRAFIA <text:s text:c="40"/></text:p>
          </table:table-cell>
          <table:table-cell office:value-type="string">
            <text:p>Teoria e Prática na Engenharia Civi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537</text:p>
          </table:table-cell>
          <table:table-cell office:value-type="string">
            <text:p>GEOGRAFIA <text:s text:c="40"/></text:p>
          </table:table-cell>
          <table:table-cell office:value-type="string">
            <text:p>Terr@ Plural (UEP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95X</text:p>
          </table:table-cell>
          <table:table-cell office:value-type="string">
            <text:p>GEOGRAFIA <text:s text:c="40"/></text:p>
          </table:table-cell>
          <table:table-cell office:value-type="string">
            <text:p>Terr@ Plural (UEPG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265</text:p>
          </table:table-cell>
          <table:table-cell office:value-type="string">
            <text:p>GEOGRAFIA <text:s text:c="40"/></text:p>
          </table:table-cell>
          <table:table-cell office:value-type="string">
            <text:p>Terra Brasilis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030</text:p>
          </table:table-cell>
          <table:table-cell office:value-type="string">
            <text:p>GEOGRAFIA <text:s text:c="40"/></text:p>
          </table:table-cell>
          <table:table-cell office:value-type="string">
            <text:p>Terra Liv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270</text:p>
          </table:table-cell>
          <table:table-cell office:value-type="string">
            <text:p>GEOGRAFIA <text:s text:c="40"/></text:p>
          </table:table-cell>
          <table:table-cell office:value-type="string">
            <text:p>Terrae (Campina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54</text:p>
          </table:table-cell>
          <table:table-cell office:value-type="string">
            <text:p>GEOGRAFIA <text:s text:c="40"/></text:p>
          </table:table-cell>
          <table:table-cell office:value-type="string">
            <text:p>Território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41</text:p>
          </table:table-cell>
          <table:table-cell office:value-type="string">
            <text:p>GEOGRAFIA <text:s text:c="40"/></text:p>
          </table:table-cell>
          <table:table-cell office:value-type="string">
            <text:p>Textos &amp; Contextos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055</text:p>
          </table:table-cell>
          <table:table-cell office:value-type="string">
            <text:p>GEOGRAFIA <text:s text:c="40"/></text:p>
          </table:table-cell>
          <table:table-cell office:value-type="string">
            <text:p>Textos Didáticos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87</text:p>
          </table:table-cell>
          <table:table-cell office:value-type="string">
            <text:p>GEOGRAFIA <text:s text:c="40"/></text:p>
          </table:table-cell>
          <table:table-cell office:value-type="string">
            <text:p>Textos e Debates (UFR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812</text:p>
          </table:table-cell>
          <table:table-cell office:value-type="string">
            <text:p>GEOGRAFIA <text:s text:c="40"/></text:p>
          </table:table-cell>
          <table:table-cell office:value-type="string">
            <text:p>Textura (Cruz das Alm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232</text:p>
          </table:table-cell>
          <table:table-cell office:value-type="string">
            <text:p>GEOGRAFIA <text:s text:c="40"/></text:p>
          </table:table-cell>
          <table:table-cell office:value-type="string">
            <text:p>The American Socio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GEOGRAFIA <text:s text:c="40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98X</text:p>
          </table:table-cell>
          <table:table-cell office:value-type="string">
            <text:p>GEOGRAFIA <text:s text:c="40"/></text:p>
          </table:table-cell>
          <table:table-cell office:value-type="string">
            <text:p>Theoretical and Applied Cli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000</text:p>
          </table:table-cell>
          <table:table-cell office:value-type="string">
            <text:p>GEOGRAFIA <text:s text:c="40"/></text:p>
          </table:table-cell>
          <table:table-cell office:value-type="string">
            <text:p>Todas as Letras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934</text:p>
          </table:table-cell>
          <table:table-cell office:value-type="string">
            <text:p>GEOGRAFIA <text:s text:c="40"/></text:p>
          </table:table-cell>
          <table:table-cell office:value-type="string">
            <text:p>Tópicos em Ciência do So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GEOGRAFIA <text:s text:c="40"/></text:p>
          </table:table-cell>
          <table:table-cell office:value-type="string">
            <text:p>Trabalho, Educação e Saú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33</text:p>
          </table:table-cell>
          <table:table-cell office:value-type="string">
            <text:p>GEOGRAFIA <text:s text:c="40"/></text:p>
          </table:table-cell>
          <table:table-cell office:value-type="string">
            <text:p>Trajetos (UF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2754</text:p>
          </table:table-cell>
          <table:table-cell office:value-type="string">
            <text:p>GEOGRAFIA <text:s text:c="40"/></text:p>
          </table:table-cell>
          <table:table-cell office:value-type="string">
            <text:p>Transactions - Institute of British Geographers (196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GEOGRAFIA <text:s text:c="40"/></text:p>
          </table:table-cell>
          <table:table-cell office:value-type="string">
            <text:p>Travessia (Sa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70</text:p>
          </table:table-cell>
          <table:table-cell office:value-type="string">
            <text:p>GEOGRAFIA <text:s text:c="40"/></text:p>
          </table:table-cell>
          <table:table-cell office:value-type="string">
            <text:p>Travess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928</text:p>
          </table:table-cell>
          <table:table-cell office:value-type="string">
            <text:p>GEOGRAFIA <text:s text:c="40"/></text:p>
          </table:table-cell>
          <table:table-cell office:value-type="string">
            <text:p>Trayectorias. Revista de Ciencias Sociales de la Universidad Autonoma de Nuevo Le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05</text:p>
          </table:table-cell>
          <table:table-cell office:value-type="string">
            <text:p>GEOGRAFIA <text:s text:c="40"/></text:p>
          </table:table-cell>
          <table:table-cell office:value-type="string">
            <text:p>Tropical Oceanograph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157</text:p>
          </table:table-cell>
          <table:table-cell office:value-type="string">
            <text:p>GEOGRAFIA <text:s text:c="40"/></text:p>
          </table:table-cell>
          <table:table-cell office:value-type="string">
            <text:p>Turismo &amp; 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41</text:p>
          </table:table-cell>
          <table:table-cell office:value-type="string">
            <text:p>GEOGRAFIA <text:s text:c="40"/></text:p>
          </table:table-cell>
          <table:table-cell office:value-type="string">
            <text:p>Turismo em Analise (Cessou em 2007. Cont. ISSN 1984-4867 Revista Turismo em Anális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GEOGRAFIA <text:s text:c="40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18</text:p>
          </table:table-cell>
          <table:table-cell office:value-type="string">
            <text:p>GEOGRAFIA <text:s text:c="40"/></text:p>
          </table:table-cell>
          <table:table-cell office:value-type="string">
            <text:p>Uáquiri (UFA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921</text:p>
          </table:table-cell>
          <table:table-cell office:value-type="string">
            <text:p>GEOGRAFIA <text:s text:c="40"/></text:p>
          </table:table-cell>
          <table:table-cell office:value-type="string">
            <text:p>UEG em Revista (Cessou em 2007. Cont. ISSN 1983-8824 História em Revista (Quirinópolis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4249</text:p>
          </table:table-cell>
          <table:table-cell office:value-type="string">
            <text:p>GEOGRAFIA <text:s text:c="40"/></text:p>
          </table:table-cell>
          <table:table-cell office:value-type="string">
            <text:p>Uni-pluri (Medelli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280</text:p>
          </table:table-cell>
          <table:table-cell office:value-type="string">
            <text:p>GEOGRAFIA <text:s text:c="40"/></text:p>
          </table:table-cell>
          <table:table-cell office:value-type="string">
            <text:p>Unijus (Uber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779</text:p>
          </table:table-cell>
          <table:table-cell office:value-type="string">
            <text:p>GEOGRAFIA <text:s text:c="40"/></text:p>
          </table:table-cell>
          <table:table-cell office:value-type="string">
            <text:p>Universidade e Sociedade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17</text:p>
          </table:table-cell>
          <table:table-cell office:value-type="string">
            <text:p>GEOGRAFIA <text:s text:c="40"/></text:p>
          </table:table-cell>
          <table:table-cell office:value-type="string">
            <text:p>Universitária (Associação de Ensino Marechal Cândido Rond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427</text:p>
          </table:table-cell>
          <table:table-cell office:value-type="string">
            <text:p>GEOGRAFIA <text:s text:c="40"/></text:p>
          </table:table-cell>
          <table:table-cell office:value-type="string">
            <text:p>UNOPAR Científica. Ciências Jurídicas e Empresar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780</text:p>
          </table:table-cell>
          <table:table-cell office:value-type="string">
            <text:p>GEOGRAFIA <text:s text:c="40"/></text:p>
          </table:table-cell>
          <table:table-cell office:value-type="string">
            <text:p>USJ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GEOGRAFIA <text:s text:c="40"/></text:p>
          </table:table-cell>
          <table:table-cell office:value-type="string">
            <text:p>Varia História (UF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598X</text:p>
          </table:table-cell>
          <table:table-cell office:value-type="string">
            <text:p>GEOGRAFIA <text:s text:c="40"/></text:p>
          </table:table-cell>
          <table:table-cell office:value-type="string">
            <text:p>Vegueta (Las Palmas de Gran Can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31</text:p>
          </table:table-cell>
          <table:table-cell office:value-type="string">
            <text:p>GEOGRAFIA <text:s text:c="40"/></text:p>
          </table:table-cell>
          <table:table-cell office:value-type="string">
            <text:p>Via Teológ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011</text:p>
          </table:table-cell>
          <table:table-cell office:value-type="string">
            <text:p>GEOGRAFIA <text:s text:c="40"/></text:p>
          </table:table-cell>
          <table:table-cell office:value-type="string">
            <text:p>Virtú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82</text:p>
          </table:table-cell>
          <table:table-cell office:value-type="string">
            <text:p>GEOGRAFIA <text:s text:c="40"/></text:p>
          </table:table-cell>
          <table:table-cell office:value-type="string">
            <text:p>Visão Glob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GEOGRAFIA <text:s text:c="40"/></text:p>
          </table:table-cell>
          <table:table-cell office:value-type="string">
            <text:p>Vivenc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212</text:p>
          </table:table-cell>
          <table:table-cell office:value-type="string">
            <text:p>GEOGRAFIA <text:s text:c="40"/></text:p>
          </table:table-cell>
          <table:table-cell office:value-type="string">
            <text:p>Wetlands (Wilmington, N.C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4861</text:p>
          </table:table-cell>
          <table:table-cell office:value-type="string">
            <text:p>GEOGRAFIA <text:s text:c="40"/></text:p>
          </table:table-cell>
          <table:table-cell office:value-type="string">
            <text:p>Wetlands Ecology and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2-8854</text:p>
          </table:table-cell>
          <table:table-cell office:value-type="string">
            <text:p>GEOGRAFIA <text:s text:c="40"/></text:p>
          </table:table-cell>
          <table:table-cell office:value-type="string">
            <text:p>Zeitschrift für Geomorphologi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798</text:p>
          </table:table-cell>
          <table:table-cell office:value-type="string">
            <text:p>GEOGRAFIA <text:s text:c="40"/></text:p>
          </table:table-cell>
          <table:table-cell office:value-type="string">
            <text:p>Zeitschrift für Geomorphologie. Supplementban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108</text:p>
          </table:table-cell>
          <table:table-cell office:value-type="string">
            <text:p>GEOGRAFIA <text:s text:c="40"/></text:p>
          </table:table-cell>
          <table:table-cell office:value-type="string">
            <text:p>Zona de Impac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5:30</dc:date>
    <dc:creator>Marco Silva</dc:creator>
    <meta:document-statistic meta:table-count="1" meta:cell-count="3887" meta:object-count="0"/>
    <meta:generator>OpenOffice.org/3.2$Unix OpenOffice.org_project/320m12$Build-9483</meta:generator>
  </office:meta>
</office:document-meta>
</file>